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fill-color="#ffffff" draw:textarea-horizontal-align="justify" draw:textarea-vertical-align="middle" draw:auto-grow-height="false" fo:min-height="0.29cm" fo:min-width="0.04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draw:marker-start-width="0.276cm" draw:marker-end-width="0.276cm" draw:fill-color="#ffffff" draw:textarea-horizontal-align="justify" draw:textarea-vertical-align="middle" draw:auto-grow-height="false" fo:min-height="0.24cm" fo:min-width="0.04cm" fo:padding-top="0.15cm" fo:padding-bottom="0.15cm" fo:padding-left="0.275cm" fo:padding-right="0.275cm"/>
    </style:style>
    <style:style style:name="gr3" style:family="graphic" style:parent-style-name="standard">
      <style:graphic-properties svg:stroke-width="0.051cm" draw:marker-start-width="0.276cm" draw:marker-end-width="0.276cm" draw:fill-color="#ffffff" draw:textarea-horizontal-align="justify" draw:textarea-vertical-align="middle" draw:auto-grow-height="false" fo:min-height="0.24cm" fo:min-width="0cm" fo:padding-top="0.15cm" fo:padding-bottom="0.15cm" fo:padding-left="0.275cm" fo:padding-right="0.275cm"/>
    </style:style>
    <style:style style:name="gr4" style:family="graphic" style:parent-style-name="standard">
      <style:graphic-properties svg:stroke-width="0.025cm" draw:marker-start-width="0.266cm" draw:marker-end-width="0.266cm" draw:fill-color="#ffffff" draw:textarea-horizontal-align="justify" draw:textarea-vertical-align="middle" draw:auto-grow-height="false" fo:min-height="0cm" fo:min-width="0cm" fo:padding-top="0.137cm" fo:padding-bottom="0.137cm" fo:padding-left="0.262cm" fo:padding-right="0.262cm"/>
    </style:style>
    <style:style style:name="P1" style:family="paragraph">
      <loext:graphic-properties draw:fill-color="#ffffff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762cm" svg:height="0.762cm" svg:x="1.889cm" svg:y="1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2.778cm" svg:y="1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3.667cm" svg:y="1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4.556cm" svg:y="1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5.445cm" svg:y="1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6.334cm" svg:y="1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7.223cm" svg:y="1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8.112cm" svg:y="1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1.889cm" svg:y="2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2.778cm" svg:y="2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762cm" svg:height="0.762cm" svg:x="3.667cm" svg:y="2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762cm" svg:height="0.762cm" svg:x="4.556cm" svg:y="2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5.445cm" svg:y="2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6.334cm" svg:y="2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7.223cm" svg:y="2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8.112cm" svg:y="2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.889cm" svg:y="3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2.778cm" svg:y="3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3.667cm" svg:y="3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4.556cm" svg:y="3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5.445cm" svg:y="3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6.334cm" svg:y="3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7.223cm" svg:y="3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8.112cm" svg:y="3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.889cm" svg:y="4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2.778cm" svg:y="4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3.667cm" svg:y="4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4.556cm" svg:y="4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5.445cm" svg:y="4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6.334cm" svg:y="4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7.223cm" svg:y="4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8.112cm" svg:y="4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.889cm" svg:y="5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2.778cm" svg:y="5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3.667cm" svg:y="5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4.556cm" svg:y="5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5.445cm" svg:y="5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6.334cm" svg:y="5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7.223cm" svg:y="5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8.112cm" svg:y="5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.889cm" svg:y="6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2.778cm" svg:y="6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3.667cm" svg:y="6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4.556cm" svg:y="6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5.445cm" svg:y="6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6.334cm" svg:y="6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7.223cm" svg:y="6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8.112cm" svg:y="6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.889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2.778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3.667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4.556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5.445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6.334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7.223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8.112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.889cm" svg:y="8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2.778cm" svg:y="8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3.667cm" svg:y="8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4.556cm" svg:y="8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5.445cm" svg:y="8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6.334cm" svg:y="8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7.223cm" svg:y="8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8.112cm" svg:y="8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0.779cm" svg:y="1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1.668cm" svg:y="1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2.557cm" svg:y="1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3.446cm" svg:y="1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4.335cm" svg:y="1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5.224cm" svg:y="1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6.113cm" svg:y="1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7.002cm" svg:y="1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0.779cm" svg:y="2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1.668cm" svg:y="2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2.557cm" svg:y="2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3.446cm" svg:y="2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4.335cm" svg:y="2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5.224cm" svg:y="2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6.113cm" svg:y="2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7.002cm" svg:y="2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0.779cm" svg:y="3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1.668cm" svg:y="3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2.557cm" svg:y="3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3.446cm" svg:y="3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4.335cm" svg:y="3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5.224cm" svg:y="3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6.113cm" svg:y="3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7.002cm" svg:y="3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0.779cm" svg:y="4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1.668cm" svg:y="4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2.557cm" svg:y="4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3.446cm" svg:y="4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4.335cm" svg:y="4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5.224cm" svg:y="4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6.113cm" svg:y="4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7.002cm" svg:y="4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0.779cm" svg:y="5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1.668cm" svg:y="5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2.557cm" svg:y="5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3.446cm" svg:y="5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4.335cm" svg:y="5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5.224cm" svg:y="5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6.113cm" svg:y="5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7.002cm" svg:y="5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0.779cm" svg:y="6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1.668cm" svg:y="6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2.557cm" svg:y="6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3.446cm" svg:y="6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4.335cm" svg:y="6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5.224cm" svg:y="6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6.113cm" svg:y="6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7.002cm" svg:y="6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0.779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1.668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2.557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3.446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4.335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5.224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6.113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7.002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0.779cm" svg:y="8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1.668cm" svg:y="8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2.557cm" svg:y="8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3.446cm" svg:y="8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4.335cm" svg:y="8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5.224cm" svg:y="8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6.113cm" svg:y="8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7.002cm" svg:y="8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.889cm" svg:y="9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2.778cm" svg:y="9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3.667cm" svg:y="9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4.556cm" svg:y="9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5.445cm" svg:y="9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6.334cm" svg:y="9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7.223cm" svg:y="9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8.112cm" svg:y="9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.889cm" svg:y="10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2.778cm" svg:y="10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3.667cm" svg:y="10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4.556cm" svg:y="10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5.445cm" svg:y="10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6.334cm" svg:y="10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7.223cm" svg:y="10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8.112cm" svg:y="10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.889cm" svg:y="11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2.778cm" svg:y="11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3.667cm" svg:y="11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4.556cm" svg:y="11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5.445cm" svg:y="11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6.334cm" svg:y="11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7.223cm" svg:y="11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8.112cm" svg:y="11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.889cm" svg:y="12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2.778cm" svg:y="12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3.667cm" svg:y="12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4.556cm" svg:y="12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5.445cm" svg:y="12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6.334cm" svg:y="12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7.223cm" svg:y="12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8.112cm" svg:y="12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.889cm" svg:y="13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2.778cm" svg:y="13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3.667cm" svg:y="13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4.556cm" svg:y="13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5.445cm" svg:y="13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6.334cm" svg:y="13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7.223cm" svg:y="13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8.112cm" svg:y="13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.889cm" svg:y="13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2.778cm" svg:y="13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3.667cm" svg:y="13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4.556cm" svg:y="13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5.445cm" svg:y="13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6.334cm" svg:y="13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7.223cm" svg:y="13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8.112cm" svg:y="13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.889cm" svg:y="14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2.778cm" svg:y="14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3.667cm" svg:y="14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4.556cm" svg:y="14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5.445cm" svg:y="14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6.334cm" svg:y="14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7.223cm" svg:y="14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8.112cm" svg:y="14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.889cm" svg:y="15.7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2.778cm" svg:y="15.7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3.667cm" svg:y="15.7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4.556cm" svg:y="15.7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5.445cm" svg:y="15.7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6.334cm" svg:y="15.7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7.223cm" svg:y="15.7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8.112cm" svg:y="15.7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0.779cm" svg:y="9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1.668cm" svg:y="9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2.557cm" svg:y="9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3.446cm" svg:y="9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4.335cm" svg:y="9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5.224cm" svg:y="9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6.113cm" svg:y="9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7.002cm" svg:y="9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0.779cm" svg:y="10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1.668cm" svg:y="10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2.557cm" svg:y="10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3.446cm" svg:y="10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4.335cm" svg:y="10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5.224cm" svg:y="10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6.113cm" svg:y="10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7.002cm" svg:y="10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0.779cm" svg:y="11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1.668cm" svg:y="11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2.557cm" svg:y="11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3.446cm" svg:y="11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4.335cm" svg:y="11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5.224cm" svg:y="11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6.113cm" svg:y="11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7.002cm" svg:y="11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0.779cm" svg:y="12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1.668cm" svg:y="12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2.557cm" svg:y="12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3.446cm" svg:y="12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4.335cm" svg:y="12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5.224cm" svg:y="12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6.113cm" svg:y="12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7.002cm" svg:y="12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0.779cm" svg:y="13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1.668cm" svg:y="13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2.557cm" svg:y="13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3.446cm" svg:y="13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4.335cm" svg:y="13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5.224cm" svg:y="13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6.113cm" svg:y="13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7.002cm" svg:y="13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0.779cm" svg:y="13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1.668cm" svg:y="13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2.557cm" svg:y="13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3.446cm" svg:y="13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4.335cm" svg:y="13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5.224cm" svg:y="13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6.113cm" svg:y="13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7.002cm" svg:y="13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0.779cm" svg:y="14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1.668cm" svg:y="14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2.557cm" svg:y="14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3.446cm" svg:y="14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4.335cm" svg:y="14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5.224cm" svg:y="14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6.113cm" svg:y="14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7.002cm" svg:y="14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0.779cm" svg:y="15.7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1.668cm" svg:y="15.7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2.557cm" svg:y="15.7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3.446cm" svg:y="15.7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4.335cm" svg:y="15.7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5.224cm" svg:y="15.7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6.113cm" svg:y="15.7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7.002cm" svg:y="15.7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.889cm" svg:y="17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2.778cm" svg:y="17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3.667cm" svg:y="17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4.556cm" svg:y="17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5.445cm" svg:y="17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6.334cm" svg:y="17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7.223cm" svg:y="17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8.112cm" svg:y="17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.889cm" svg:y="18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2.778cm" svg:y="18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3.667cm" svg:y="18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4.556cm" svg:y="18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5.445cm" svg:y="18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6.334cm" svg:y="18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7.223cm" svg:y="18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8.112cm" svg:y="18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.889cm" svg:y="18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2.778cm" svg:y="18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3.667cm" svg:y="18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4.556cm" svg:y="18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5.445cm" svg:y="18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6.334cm" svg:y="18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7.223cm" svg:y="18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8.112cm" svg:y="18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.889cm" svg:y="19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2.778cm" svg:y="19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3.667cm" svg:y="19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4.556cm" svg:y="19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5.445cm" svg:y="19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6.334cm" svg:y="19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7.223cm" svg:y="19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8.112cm" svg:y="19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.889cm" svg:y="20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2.778cm" svg:y="20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3.667cm" svg:y="20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4.556cm" svg:y="20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5.445cm" svg:y="20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6.334cm" svg:y="20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7.223cm" svg:y="20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8.112cm" svg:y="20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.889cm" svg:y="21.5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2.778cm" svg:y="21.5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3.667cm" svg:y="21.5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4.556cm" svg:y="21.5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5.445cm" svg:y="21.5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6.334cm" svg:y="21.5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7.223cm" svg:y="21.5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8.112cm" svg:y="21.5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.889cm" svg:y="22.4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2.778cm" svg:y="22.4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3.667cm" svg:y="22.4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4.556cm" svg:y="22.4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5.445cm" svg:y="22.4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6.334cm" svg:y="22.4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7.223cm" svg:y="22.4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8.112cm" svg:y="22.4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.889cm" svg:y="23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2.778cm" svg:y="23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3.667cm" svg:y="23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4.556cm" svg:y="23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5.445cm" svg:y="23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6.334cm" svg:y="23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7.223cm" svg:y="23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8.112cm" svg:y="23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0.779cm" svg:y="17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1.668cm" svg:y="17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2.557cm" svg:y="17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3.446cm" svg:y="17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4.335cm" svg:y="17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5.224cm" svg:y="17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6.113cm" svg:y="17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7.002cm" svg:y="17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0.779cm" svg:y="18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1.668cm" svg:y="18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2.557cm" svg:y="18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3.446cm" svg:y="18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4.335cm" svg:y="18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5.224cm" svg:y="18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6.113cm" svg:y="18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7.002cm" svg:y="18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0.779cm" svg:y="18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1.668cm" svg:y="18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2.557cm" svg:y="18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3.446cm" svg:y="18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4.335cm" svg:y="18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5.224cm" svg:y="18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6.113cm" svg:y="18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7.002cm" svg:y="18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0.779cm" svg:y="19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1.668cm" svg:y="19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2.557cm" svg:y="19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3.446cm" svg:y="19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4.335cm" svg:y="19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5.224cm" svg:y="19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6.113cm" svg:y="19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7.002cm" svg:y="19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0.779cm" svg:y="20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1.668cm" svg:y="20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2.557cm" svg:y="20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3.446cm" svg:y="20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4.335cm" svg:y="20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5.224cm" svg:y="20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6.113cm" svg:y="20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7.002cm" svg:y="20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0.779cm" svg:y="21.5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1.668cm" svg:y="21.5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2.557cm" svg:y="21.5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3.446cm" svg:y="21.5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4.335cm" svg:y="21.5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5.224cm" svg:y="21.5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6.113cm" svg:y="21.5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7.002cm" svg:y="21.5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0.779cm" svg:y="22.4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1.668cm" svg:y="22.4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2.557cm" svg:y="22.4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3.446cm" svg:y="22.4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4.335cm" svg:y="22.4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5.224cm" svg:y="22.4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6.113cm" svg:y="22.4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7.002cm" svg:y="22.4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0.779cm" svg:y="23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1.668cm" svg:y="23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2.557cm" svg:y="23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3.446cm" svg:y="23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4.335cm" svg:y="23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5.224cm" svg:y="23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6.113cm" svg:y="23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7.002cm" svg:y="23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g>
          <draw:custom-shape draw:style-name="gr4" draw:text-style-name="P1" draw:layer="layout" svg:width="0.254cm" svg:height="0.254cm" svg:x="2.143cm" svg:y="2.1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397cm" svg:y="2.1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651cm" svg:y="2.1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905cm" svg:y="2.1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159cm" svg:y="2.1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413cm" svg:y="2.1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667cm" svg:y="2.1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921cm" svg:y="2.1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143cm" svg:y="2.3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397cm" svg:y="2.3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651cm" svg:y="2.3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905cm" svg:y="2.3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159cm" svg:y="2.3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413cm" svg:y="2.3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667cm" svg:y="2.3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921cm" svg:y="2.3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143cm" svg:y="2.6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397cm" svg:y="2.6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651cm" svg:y="2.6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905cm" svg:y="2.6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159cm" svg:y="2.6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413cm" svg:y="2.6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667cm" svg:y="2.6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921cm" svg:y="2.6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143cm" svg:y="2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397cm" svg:y="2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651cm" svg:y="2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905cm" svg:y="2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159cm" svg:y="2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413cm" svg:y="2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667cm" svg:y="2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921cm" svg:y="2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143cm" svg:y="3.1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397cm" svg:y="3.1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651cm" svg:y="3.1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905cm" svg:y="3.1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159cm" svg:y="3.1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413cm" svg:y="3.1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667cm" svg:y="3.1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921cm" svg:y="3.1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143cm" svg:y="3.4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397cm" svg:y="3.4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651cm" svg:y="3.4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905cm" svg:y="3.4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159cm" svg:y="3.4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413cm" svg:y="3.4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667cm" svg:y="3.4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921cm" svg:y="3.4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143cm" svg:y="3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397cm" svg:y="3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651cm" svg:y="3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905cm" svg:y="3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159cm" svg:y="3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413cm" svg:y="3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667cm" svg:y="3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921cm" svg:y="3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143cm" svg:y="3.9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397cm" svg:y="3.9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651cm" svg:y="3.9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905cm" svg:y="3.9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159cm" svg:y="3.9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413cm" svg:y="3.9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667cm" svg:y="3.9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921cm" svg:y="3.9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0.254cm" svg:height="0.254cm" svg:x="4.683cm" svg:y="2.1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4.937cm" svg:y="2.1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191cm" svg:y="2.1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445cm" svg:y="2.1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699cm" svg:y="2.1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953cm" svg:y="2.1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6.207cm" svg:y="2.1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6.461cm" svg:y="2.1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4.683cm" svg:y="2.3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4.937cm" svg:y="2.3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191cm" svg:y="2.3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445cm" svg:y="2.3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699cm" svg:y="2.3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953cm" svg:y="2.3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6.207cm" svg:y="2.3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6.461cm" svg:y="2.3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4.683cm" svg:y="2.6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4.937cm" svg:y="2.6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191cm" svg:y="2.6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445cm" svg:y="2.6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699cm" svg:y="2.6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953cm" svg:y="2.6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6.207cm" svg:y="2.6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6.461cm" svg:y="2.6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4.683cm" svg:y="2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4.937cm" svg:y="2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191cm" svg:y="2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445cm" svg:y="2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699cm" svg:y="2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953cm" svg:y="2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6.207cm" svg:y="2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6.461cm" svg:y="2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4.683cm" svg:y="3.1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4.937cm" svg:y="3.1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191cm" svg:y="3.1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445cm" svg:y="3.1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699cm" svg:y="3.1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953cm" svg:y="3.1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6.207cm" svg:y="3.1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6.461cm" svg:y="3.1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4.683cm" svg:y="3.4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4.937cm" svg:y="3.4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191cm" svg:y="3.4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445cm" svg:y="3.4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699cm" svg:y="3.4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953cm" svg:y="3.4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6.207cm" svg:y="3.4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6.461cm" svg:y="3.4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4.683cm" svg:y="3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4.937cm" svg:y="3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191cm" svg:y="3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445cm" svg:y="3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699cm" svg:y="3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953cm" svg:y="3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6.207cm" svg:y="3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6.461cm" svg:y="3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4.683cm" svg:y="3.9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4.937cm" svg:y="3.9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191cm" svg:y="3.9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445cm" svg:y="3.9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699cm" svg:y="3.9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953cm" svg:y="3.9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6.207cm" svg:y="3.9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6.461cm" svg:y="3.9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0.254cm" svg:height="0.254cm" svg:x="7.223cm" svg:y="2.1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477cm" svg:y="2.1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731cm" svg:y="2.1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985cm" svg:y="2.1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239cm" svg:y="2.1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493cm" svg:y="2.1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747cm" svg:y="2.1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9.001cm" svg:y="2.1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223cm" svg:y="2.3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477cm" svg:y="2.3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731cm" svg:y="2.3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985cm" svg:y="2.3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239cm" svg:y="2.3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493cm" svg:y="2.3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747cm" svg:y="2.3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9.001cm" svg:y="2.3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223cm" svg:y="2.6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477cm" svg:y="2.6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731cm" svg:y="2.6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985cm" svg:y="2.6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239cm" svg:y="2.6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493cm" svg:y="2.6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747cm" svg:y="2.6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9.001cm" svg:y="2.6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223cm" svg:y="2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477cm" svg:y="2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731cm" svg:y="2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985cm" svg:y="2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239cm" svg:y="2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493cm" svg:y="2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747cm" svg:y="2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9.001cm" svg:y="2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223cm" svg:y="3.1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477cm" svg:y="3.1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731cm" svg:y="3.1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985cm" svg:y="3.1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239cm" svg:y="3.1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493cm" svg:y="3.1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747cm" svg:y="3.1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9.001cm" svg:y="3.1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223cm" svg:y="3.4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477cm" svg:y="3.4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731cm" svg:y="3.4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985cm" svg:y="3.4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239cm" svg:y="3.4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493cm" svg:y="3.4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747cm" svg:y="3.4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9.001cm" svg:y="3.4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223cm" svg:y="3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477cm" svg:y="3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731cm" svg:y="3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985cm" svg:y="3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239cm" svg:y="3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493cm" svg:y="3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747cm" svg:y="3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9.001cm" svg:y="3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223cm" svg:y="3.9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477cm" svg:y="3.9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731cm" svg:y="3.9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985cm" svg:y="3.9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239cm" svg:y="3.9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493cm" svg:y="3.9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747cm" svg:y="3.9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9.001cm" svg:y="3.9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0.254cm" svg:height="0.254cm" svg:x="9.763cm" svg:y="2.1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017cm" svg:y="2.1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271cm" svg:y="2.1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525cm" svg:y="2.1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779cm" svg:y="2.1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033cm" svg:y="2.1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287cm" svg:y="2.1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541cm" svg:y="2.1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9.763cm" svg:y="2.3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017cm" svg:y="2.3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271cm" svg:y="2.3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525cm" svg:y="2.3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779cm" svg:y="2.3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033cm" svg:y="2.3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287cm" svg:y="2.3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541cm" svg:y="2.3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9.763cm" svg:y="2.6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017cm" svg:y="2.6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271cm" svg:y="2.6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525cm" svg:y="2.6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779cm" svg:y="2.6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033cm" svg:y="2.6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287cm" svg:y="2.6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541cm" svg:y="2.6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9.763cm" svg:y="2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017cm" svg:y="2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271cm" svg:y="2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525cm" svg:y="2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779cm" svg:y="2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033cm" svg:y="2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287cm" svg:y="2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541cm" svg:y="2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9.763cm" svg:y="3.1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017cm" svg:y="3.1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271cm" svg:y="3.1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525cm" svg:y="3.1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779cm" svg:y="3.1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033cm" svg:y="3.1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287cm" svg:y="3.1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541cm" svg:y="3.1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9.763cm" svg:y="3.4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017cm" svg:y="3.4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271cm" svg:y="3.4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525cm" svg:y="3.4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779cm" svg:y="3.4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033cm" svg:y="3.4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287cm" svg:y="3.4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541cm" svg:y="3.4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9.763cm" svg:y="3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017cm" svg:y="3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271cm" svg:y="3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525cm" svg:y="3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779cm" svg:y="3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033cm" svg:y="3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287cm" svg:y="3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541cm" svg:y="3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9.763cm" svg:y="3.9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017cm" svg:y="3.9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271cm" svg:y="3.9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525cm" svg:y="3.9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779cm" svg:y="3.9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033cm" svg:y="3.9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287cm" svg:y="3.9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541cm" svg:y="3.9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0.254cm" svg:height="0.254cm" svg:x="12.303cm" svg:y="2.1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557cm" svg:y="2.1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811cm" svg:y="2.1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065cm" svg:y="2.1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319cm" svg:y="2.1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573cm" svg:y="2.1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827cm" svg:y="2.1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4.081cm" svg:y="2.1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303cm" svg:y="2.3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557cm" svg:y="2.3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811cm" svg:y="2.3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065cm" svg:y="2.3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319cm" svg:y="2.3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573cm" svg:y="2.3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827cm" svg:y="2.3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4.081cm" svg:y="2.3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303cm" svg:y="2.6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557cm" svg:y="2.6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811cm" svg:y="2.6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065cm" svg:y="2.6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319cm" svg:y="2.6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573cm" svg:y="2.6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827cm" svg:y="2.6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4.081cm" svg:y="2.6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303cm" svg:y="2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557cm" svg:y="2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811cm" svg:y="2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065cm" svg:y="2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319cm" svg:y="2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573cm" svg:y="2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827cm" svg:y="2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4.081cm" svg:y="2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303cm" svg:y="3.1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557cm" svg:y="3.1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811cm" svg:y="3.1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065cm" svg:y="3.1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319cm" svg:y="3.1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573cm" svg:y="3.1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827cm" svg:y="3.1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4.081cm" svg:y="3.1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303cm" svg:y="3.4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557cm" svg:y="3.4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811cm" svg:y="3.4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065cm" svg:y="3.4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319cm" svg:y="3.4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573cm" svg:y="3.4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827cm" svg:y="3.4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4.081cm" svg:y="3.4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303cm" svg:y="3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557cm" svg:y="3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811cm" svg:y="3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065cm" svg:y="3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319cm" svg:y="3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573cm" svg:y="3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827cm" svg:y="3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4.081cm" svg:y="3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303cm" svg:y="3.9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557cm" svg:y="3.9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811cm" svg:y="3.9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065cm" svg:y="3.9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319cm" svg:y="3.9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573cm" svg:y="3.9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827cm" svg:y="3.9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4.081cm" svg:y="3.9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0.254cm" svg:height="0.254cm" svg:x="14.843cm" svg:y="2.1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097cm" svg:y="2.1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351cm" svg:y="2.1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605cm" svg:y="2.1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859cm" svg:y="2.1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113cm" svg:y="2.1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367cm" svg:y="2.1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621cm" svg:y="2.1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4.843cm" svg:y="2.3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097cm" svg:y="2.3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351cm" svg:y="2.3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605cm" svg:y="2.3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859cm" svg:y="2.3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113cm" svg:y="2.3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367cm" svg:y="2.3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621cm" svg:y="2.3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4.843cm" svg:y="2.6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097cm" svg:y="2.6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351cm" svg:y="2.6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605cm" svg:y="2.6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859cm" svg:y="2.6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113cm" svg:y="2.6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367cm" svg:y="2.6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621cm" svg:y="2.6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4.843cm" svg:y="2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097cm" svg:y="2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351cm" svg:y="2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605cm" svg:y="2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859cm" svg:y="2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113cm" svg:y="2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367cm" svg:y="2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621cm" svg:y="2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4.843cm" svg:y="3.1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097cm" svg:y="3.1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351cm" svg:y="3.1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605cm" svg:y="3.1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859cm" svg:y="3.1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113cm" svg:y="3.1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367cm" svg:y="3.1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621cm" svg:y="3.1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4.843cm" svg:y="3.4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097cm" svg:y="3.4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351cm" svg:y="3.4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605cm" svg:y="3.4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859cm" svg:y="3.4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113cm" svg:y="3.4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367cm" svg:y="3.4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621cm" svg:y="3.4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4.843cm" svg:y="3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097cm" svg:y="3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351cm" svg:y="3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605cm" svg:y="3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859cm" svg:y="3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113cm" svg:y="3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367cm" svg:y="3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621cm" svg:y="3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4.843cm" svg:y="3.9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097cm" svg:y="3.9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351cm" svg:y="3.9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605cm" svg:y="3.9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859cm" svg:y="3.9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113cm" svg:y="3.9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367cm" svg:y="3.9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621cm" svg:y="3.9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0.254cm" svg:height="0.254cm" svg:x="17.383cm" svg:y="2.1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637cm" svg:y="2.1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891cm" svg:y="2.1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145cm" svg:y="2.1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399cm" svg:y="2.1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653cm" svg:y="2.1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907cm" svg:y="2.1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9.161cm" svg:y="2.1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383cm" svg:y="2.3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637cm" svg:y="2.3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891cm" svg:y="2.3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145cm" svg:y="2.3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399cm" svg:y="2.3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653cm" svg:y="2.3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907cm" svg:y="2.3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9.161cm" svg:y="2.3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383cm" svg:y="2.6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637cm" svg:y="2.6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891cm" svg:y="2.6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145cm" svg:y="2.6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399cm" svg:y="2.6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653cm" svg:y="2.6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907cm" svg:y="2.6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9.161cm" svg:y="2.6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383cm" svg:y="2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637cm" svg:y="2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891cm" svg:y="2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145cm" svg:y="2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399cm" svg:y="2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653cm" svg:y="2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907cm" svg:y="2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9.161cm" svg:y="2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383cm" svg:y="3.1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637cm" svg:y="3.1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891cm" svg:y="3.1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145cm" svg:y="3.1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399cm" svg:y="3.1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653cm" svg:y="3.1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907cm" svg:y="3.1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9.161cm" svg:y="3.1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383cm" svg:y="3.4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637cm" svg:y="3.4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891cm" svg:y="3.4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145cm" svg:y="3.4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399cm" svg:y="3.4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653cm" svg:y="3.4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907cm" svg:y="3.4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9.161cm" svg:y="3.4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383cm" svg:y="3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637cm" svg:y="3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891cm" svg:y="3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145cm" svg:y="3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399cm" svg:y="3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653cm" svg:y="3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907cm" svg:y="3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9.161cm" svg:y="3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383cm" svg:y="3.9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637cm" svg:y="3.9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891cm" svg:y="3.9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145cm" svg:y="3.9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399cm" svg:y="3.9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653cm" svg:y="3.9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907cm" svg:y="3.9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9.161cm" svg:y="3.9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0.254cm" svg:height="0.254cm" svg:x="2.143cm" svg:y="4.6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397cm" svg:y="4.6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651cm" svg:y="4.6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905cm" svg:y="4.6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159cm" svg:y="4.6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413cm" svg:y="4.6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667cm" svg:y="4.6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921cm" svg:y="4.6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143cm" svg:y="4.9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397cm" svg:y="4.9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651cm" svg:y="4.9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905cm" svg:y="4.9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159cm" svg:y="4.9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413cm" svg:y="4.9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667cm" svg:y="4.9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921cm" svg:y="4.9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143cm" svg:y="5.1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397cm" svg:y="5.1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651cm" svg:y="5.1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905cm" svg:y="5.1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159cm" svg:y="5.1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413cm" svg:y="5.1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667cm" svg:y="5.1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921cm" svg:y="5.1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143cm" svg:y="5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397cm" svg:y="5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651cm" svg:y="5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905cm" svg:y="5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159cm" svg:y="5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413cm" svg:y="5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667cm" svg:y="5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921cm" svg:y="5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143cm" svg:y="5.6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397cm" svg:y="5.6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651cm" svg:y="5.6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905cm" svg:y="5.6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159cm" svg:y="5.6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413cm" svg:y="5.6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667cm" svg:y="5.6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921cm" svg:y="5.6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143cm" svg:y="5.9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397cm" svg:y="5.9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651cm" svg:y="5.9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905cm" svg:y="5.9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159cm" svg:y="5.9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413cm" svg:y="5.9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667cm" svg:y="5.9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921cm" svg:y="5.9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143cm" svg:y="6.2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397cm" svg:y="6.2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651cm" svg:y="6.2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905cm" svg:y="6.2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159cm" svg:y="6.2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413cm" svg:y="6.2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667cm" svg:y="6.2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921cm" svg:y="6.2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143cm" svg:y="6.4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397cm" svg:y="6.4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651cm" svg:y="6.4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905cm" svg:y="6.4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159cm" svg:y="6.4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413cm" svg:y="6.4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667cm" svg:y="6.4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921cm" svg:y="6.4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0.254cm" svg:height="0.254cm" svg:x="4.683cm" svg:y="4.6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4.937cm" svg:y="4.6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191cm" svg:y="4.6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445cm" svg:y="4.6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699cm" svg:y="4.6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953cm" svg:y="4.6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6.207cm" svg:y="4.6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6.461cm" svg:y="4.6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4.683cm" svg:y="4.9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4.937cm" svg:y="4.9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191cm" svg:y="4.9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445cm" svg:y="4.9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699cm" svg:y="4.9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953cm" svg:y="4.9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6.207cm" svg:y="4.9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6.461cm" svg:y="4.9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4.683cm" svg:y="5.1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4.937cm" svg:y="5.1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191cm" svg:y="5.1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445cm" svg:y="5.1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699cm" svg:y="5.1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953cm" svg:y="5.1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6.207cm" svg:y="5.1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6.461cm" svg:y="5.1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4.683cm" svg:y="5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4.937cm" svg:y="5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191cm" svg:y="5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445cm" svg:y="5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699cm" svg:y="5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953cm" svg:y="5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6.207cm" svg:y="5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6.461cm" svg:y="5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4.683cm" svg:y="5.6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4.937cm" svg:y="5.6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191cm" svg:y="5.6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445cm" svg:y="5.6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699cm" svg:y="5.6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953cm" svg:y="5.6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6.207cm" svg:y="5.6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6.461cm" svg:y="5.6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4.683cm" svg:y="5.9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4.937cm" svg:y="5.9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191cm" svg:y="5.9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445cm" svg:y="5.9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699cm" svg:y="5.9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953cm" svg:y="5.9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6.207cm" svg:y="5.9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6.461cm" svg:y="5.9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4.683cm" svg:y="6.2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4.937cm" svg:y="6.2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191cm" svg:y="6.2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445cm" svg:y="6.2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699cm" svg:y="6.2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953cm" svg:y="6.2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6.207cm" svg:y="6.2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6.461cm" svg:y="6.2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4.683cm" svg:y="6.4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4.937cm" svg:y="6.4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191cm" svg:y="6.4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445cm" svg:y="6.4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699cm" svg:y="6.4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953cm" svg:y="6.4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6.207cm" svg:y="6.4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6.461cm" svg:y="6.4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0.254cm" svg:height="0.254cm" svg:x="7.223cm" svg:y="4.6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477cm" svg:y="4.6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731cm" svg:y="4.6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985cm" svg:y="4.6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239cm" svg:y="4.6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493cm" svg:y="4.6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747cm" svg:y="4.6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9.001cm" svg:y="4.6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223cm" svg:y="4.9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477cm" svg:y="4.9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731cm" svg:y="4.9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985cm" svg:y="4.9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239cm" svg:y="4.9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493cm" svg:y="4.9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747cm" svg:y="4.9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9.001cm" svg:y="4.9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223cm" svg:y="5.1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477cm" svg:y="5.1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731cm" svg:y="5.1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985cm" svg:y="5.1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239cm" svg:y="5.1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493cm" svg:y="5.1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747cm" svg:y="5.1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9.001cm" svg:y="5.1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223cm" svg:y="5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477cm" svg:y="5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731cm" svg:y="5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985cm" svg:y="5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239cm" svg:y="5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493cm" svg:y="5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747cm" svg:y="5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9.001cm" svg:y="5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223cm" svg:y="5.6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477cm" svg:y="5.6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731cm" svg:y="5.6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985cm" svg:y="5.6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239cm" svg:y="5.6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493cm" svg:y="5.6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747cm" svg:y="5.6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9.001cm" svg:y="5.6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223cm" svg:y="5.9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477cm" svg:y="5.9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731cm" svg:y="5.9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985cm" svg:y="5.9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239cm" svg:y="5.9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493cm" svg:y="5.9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747cm" svg:y="5.9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9.001cm" svg:y="5.9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223cm" svg:y="6.2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477cm" svg:y="6.2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731cm" svg:y="6.2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985cm" svg:y="6.2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239cm" svg:y="6.2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493cm" svg:y="6.2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747cm" svg:y="6.2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9.001cm" svg:y="6.2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223cm" svg:y="6.4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477cm" svg:y="6.4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731cm" svg:y="6.4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985cm" svg:y="6.4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239cm" svg:y="6.4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493cm" svg:y="6.4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747cm" svg:y="6.4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9.001cm" svg:y="6.4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0.254cm" svg:height="0.254cm" svg:x="9.763cm" svg:y="4.6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017cm" svg:y="4.6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271cm" svg:y="4.6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525cm" svg:y="4.6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779cm" svg:y="4.6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033cm" svg:y="4.6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287cm" svg:y="4.6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541cm" svg:y="4.6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9.763cm" svg:y="4.9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017cm" svg:y="4.9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271cm" svg:y="4.9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525cm" svg:y="4.9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779cm" svg:y="4.9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033cm" svg:y="4.9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287cm" svg:y="4.9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541cm" svg:y="4.9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9.763cm" svg:y="5.1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017cm" svg:y="5.1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271cm" svg:y="5.1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525cm" svg:y="5.1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779cm" svg:y="5.1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033cm" svg:y="5.1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287cm" svg:y="5.1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541cm" svg:y="5.1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9.763cm" svg:y="5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017cm" svg:y="5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271cm" svg:y="5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525cm" svg:y="5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779cm" svg:y="5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033cm" svg:y="5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287cm" svg:y="5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541cm" svg:y="5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9.763cm" svg:y="5.6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017cm" svg:y="5.6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271cm" svg:y="5.6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525cm" svg:y="5.6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779cm" svg:y="5.6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033cm" svg:y="5.6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287cm" svg:y="5.6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541cm" svg:y="5.6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9.763cm" svg:y="5.9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017cm" svg:y="5.9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271cm" svg:y="5.9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525cm" svg:y="5.9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779cm" svg:y="5.9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033cm" svg:y="5.9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287cm" svg:y="5.9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541cm" svg:y="5.9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9.763cm" svg:y="6.2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017cm" svg:y="6.2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271cm" svg:y="6.2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525cm" svg:y="6.2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779cm" svg:y="6.2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033cm" svg:y="6.2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287cm" svg:y="6.2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541cm" svg:y="6.2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9.763cm" svg:y="6.4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017cm" svg:y="6.4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271cm" svg:y="6.4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525cm" svg:y="6.4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779cm" svg:y="6.4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033cm" svg:y="6.4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287cm" svg:y="6.4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541cm" svg:y="6.4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0.254cm" svg:height="0.254cm" svg:x="12.303cm" svg:y="4.6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557cm" svg:y="4.6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811cm" svg:y="4.6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065cm" svg:y="4.6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319cm" svg:y="4.6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573cm" svg:y="4.6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827cm" svg:y="4.6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4.081cm" svg:y="4.6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303cm" svg:y="4.9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557cm" svg:y="4.9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811cm" svg:y="4.9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065cm" svg:y="4.9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319cm" svg:y="4.9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573cm" svg:y="4.9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827cm" svg:y="4.9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4.081cm" svg:y="4.9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303cm" svg:y="5.1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557cm" svg:y="5.1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811cm" svg:y="5.1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065cm" svg:y="5.1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319cm" svg:y="5.1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573cm" svg:y="5.1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827cm" svg:y="5.1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4.081cm" svg:y="5.1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303cm" svg:y="5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557cm" svg:y="5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811cm" svg:y="5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065cm" svg:y="5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319cm" svg:y="5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573cm" svg:y="5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827cm" svg:y="5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4.081cm" svg:y="5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303cm" svg:y="5.6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557cm" svg:y="5.6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811cm" svg:y="5.6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065cm" svg:y="5.6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319cm" svg:y="5.6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573cm" svg:y="5.6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827cm" svg:y="5.6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4.081cm" svg:y="5.6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303cm" svg:y="5.9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557cm" svg:y="5.9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811cm" svg:y="5.9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065cm" svg:y="5.9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319cm" svg:y="5.9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573cm" svg:y="5.9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827cm" svg:y="5.9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4.081cm" svg:y="5.9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303cm" svg:y="6.2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557cm" svg:y="6.2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811cm" svg:y="6.2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065cm" svg:y="6.2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319cm" svg:y="6.2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573cm" svg:y="6.2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827cm" svg:y="6.2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4.081cm" svg:y="6.2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303cm" svg:y="6.4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557cm" svg:y="6.4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811cm" svg:y="6.4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065cm" svg:y="6.4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319cm" svg:y="6.4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573cm" svg:y="6.4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827cm" svg:y="6.4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4.081cm" svg:y="6.4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0.254cm" svg:height="0.254cm" svg:x="14.843cm" svg:y="4.6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097cm" svg:y="4.6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351cm" svg:y="4.6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605cm" svg:y="4.6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859cm" svg:y="4.6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113cm" svg:y="4.6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367cm" svg:y="4.6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621cm" svg:y="4.6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4.843cm" svg:y="4.9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097cm" svg:y="4.9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351cm" svg:y="4.9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605cm" svg:y="4.9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859cm" svg:y="4.9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113cm" svg:y="4.9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367cm" svg:y="4.9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621cm" svg:y="4.9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4.843cm" svg:y="5.1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097cm" svg:y="5.1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351cm" svg:y="5.1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605cm" svg:y="5.1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859cm" svg:y="5.1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113cm" svg:y="5.1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367cm" svg:y="5.1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621cm" svg:y="5.1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4.843cm" svg:y="5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097cm" svg:y="5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351cm" svg:y="5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605cm" svg:y="5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859cm" svg:y="5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113cm" svg:y="5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367cm" svg:y="5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621cm" svg:y="5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4.843cm" svg:y="5.6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097cm" svg:y="5.6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351cm" svg:y="5.6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605cm" svg:y="5.6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859cm" svg:y="5.6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113cm" svg:y="5.6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367cm" svg:y="5.6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621cm" svg:y="5.6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4.843cm" svg:y="5.9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097cm" svg:y="5.9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351cm" svg:y="5.9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605cm" svg:y="5.9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859cm" svg:y="5.9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113cm" svg:y="5.9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367cm" svg:y="5.9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621cm" svg:y="5.9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4.843cm" svg:y="6.2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097cm" svg:y="6.2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351cm" svg:y="6.2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605cm" svg:y="6.2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859cm" svg:y="6.2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113cm" svg:y="6.2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367cm" svg:y="6.2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621cm" svg:y="6.2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4.843cm" svg:y="6.4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097cm" svg:y="6.4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351cm" svg:y="6.4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605cm" svg:y="6.4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859cm" svg:y="6.4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113cm" svg:y="6.4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367cm" svg:y="6.4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621cm" svg:y="6.4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0.254cm" svg:height="0.254cm" svg:x="17.383cm" svg:y="4.6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637cm" svg:y="4.6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891cm" svg:y="4.6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145cm" svg:y="4.6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399cm" svg:y="4.6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653cm" svg:y="4.6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907cm" svg:y="4.6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9.161cm" svg:y="4.6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383cm" svg:y="4.9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637cm" svg:y="4.9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891cm" svg:y="4.9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145cm" svg:y="4.9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399cm" svg:y="4.9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653cm" svg:y="4.9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907cm" svg:y="4.9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9.161cm" svg:y="4.9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383cm" svg:y="5.1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637cm" svg:y="5.1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891cm" svg:y="5.1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145cm" svg:y="5.1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399cm" svg:y="5.1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653cm" svg:y="5.1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907cm" svg:y="5.1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9.161cm" svg:y="5.1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383cm" svg:y="5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637cm" svg:y="5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891cm" svg:y="5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145cm" svg:y="5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399cm" svg:y="5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653cm" svg:y="5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907cm" svg:y="5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9.161cm" svg:y="5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383cm" svg:y="5.6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637cm" svg:y="5.6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891cm" svg:y="5.6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145cm" svg:y="5.6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399cm" svg:y="5.6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653cm" svg:y="5.6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907cm" svg:y="5.6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9.161cm" svg:y="5.6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383cm" svg:y="5.9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637cm" svg:y="5.9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891cm" svg:y="5.9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145cm" svg:y="5.9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399cm" svg:y="5.9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653cm" svg:y="5.9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907cm" svg:y="5.9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9.161cm" svg:y="5.9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383cm" svg:y="6.2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637cm" svg:y="6.2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891cm" svg:y="6.2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145cm" svg:y="6.2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399cm" svg:y="6.2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653cm" svg:y="6.2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907cm" svg:y="6.2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9.161cm" svg:y="6.2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383cm" svg:y="6.4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637cm" svg:y="6.4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891cm" svg:y="6.4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145cm" svg:y="6.4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399cm" svg:y="6.4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653cm" svg:y="6.4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907cm" svg:y="6.4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9.161cm" svg:y="6.4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0.254cm" svg:height="0.254cm" svg:x="2.143cm" svg:y="7.2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397cm" svg:y="7.2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651cm" svg:y="7.2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905cm" svg:y="7.2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159cm" svg:y="7.2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413cm" svg:y="7.2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667cm" svg:y="7.2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921cm" svg:y="7.2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143cm" svg:y="7.4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397cm" svg:y="7.4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651cm" svg:y="7.4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905cm" svg:y="7.4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159cm" svg:y="7.4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413cm" svg:y="7.4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667cm" svg:y="7.4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921cm" svg:y="7.4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143cm" svg:y="7.7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397cm" svg:y="7.7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651cm" svg:y="7.7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905cm" svg:y="7.7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159cm" svg:y="7.7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413cm" svg:y="7.7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667cm" svg:y="7.7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921cm" svg:y="7.7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143cm" svg:y="7.9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397cm" svg:y="7.9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651cm" svg:y="7.9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905cm" svg:y="7.9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159cm" svg:y="7.9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413cm" svg:y="7.9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667cm" svg:y="7.9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921cm" svg:y="7.9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143cm" svg:y="8.2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397cm" svg:y="8.2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651cm" svg:y="8.2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905cm" svg:y="8.2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159cm" svg:y="8.2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413cm" svg:y="8.2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667cm" svg:y="8.2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921cm" svg:y="8.2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143cm" svg:y="8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397cm" svg:y="8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651cm" svg:y="8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905cm" svg:y="8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159cm" svg:y="8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413cm" svg:y="8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667cm" svg:y="8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921cm" svg:y="8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143cm" svg:y="8.7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397cm" svg:y="8.7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651cm" svg:y="8.7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905cm" svg:y="8.7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159cm" svg:y="8.7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413cm" svg:y="8.7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667cm" svg:y="8.7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921cm" svg:y="8.7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143cm" svg:y="9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397cm" svg:y="9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651cm" svg:y="9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905cm" svg:y="9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159cm" svg:y="9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413cm" svg:y="9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667cm" svg:y="9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921cm" svg:y="9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0.254cm" svg:height="0.254cm" svg:x="4.683cm" svg:y="7.2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4.937cm" svg:y="7.2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191cm" svg:y="7.2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445cm" svg:y="7.2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699cm" svg:y="7.2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953cm" svg:y="7.2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6.207cm" svg:y="7.2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6.461cm" svg:y="7.2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4.683cm" svg:y="7.4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4.937cm" svg:y="7.4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191cm" svg:y="7.4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445cm" svg:y="7.4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699cm" svg:y="7.4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953cm" svg:y="7.4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6.207cm" svg:y="7.4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6.461cm" svg:y="7.4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4.683cm" svg:y="7.7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4.937cm" svg:y="7.7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191cm" svg:y="7.7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445cm" svg:y="7.7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699cm" svg:y="7.7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953cm" svg:y="7.7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6.207cm" svg:y="7.7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6.461cm" svg:y="7.7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4.683cm" svg:y="7.9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4.937cm" svg:y="7.9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191cm" svg:y="7.9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445cm" svg:y="7.9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699cm" svg:y="7.9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953cm" svg:y="7.9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6.207cm" svg:y="7.9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6.461cm" svg:y="7.9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4.683cm" svg:y="8.2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4.937cm" svg:y="8.2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191cm" svg:y="8.2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445cm" svg:y="8.2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699cm" svg:y="8.2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953cm" svg:y="8.2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6.207cm" svg:y="8.2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6.461cm" svg:y="8.2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4.683cm" svg:y="8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4.937cm" svg:y="8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191cm" svg:y="8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445cm" svg:y="8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699cm" svg:y="8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953cm" svg:y="8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6.207cm" svg:y="8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6.461cm" svg:y="8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4.683cm" svg:y="8.7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4.937cm" svg:y="8.7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191cm" svg:y="8.7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445cm" svg:y="8.7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699cm" svg:y="8.7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953cm" svg:y="8.7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6.207cm" svg:y="8.7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6.461cm" svg:y="8.7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4.683cm" svg:y="9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4.937cm" svg:y="9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191cm" svg:y="9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445cm" svg:y="9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699cm" svg:y="9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953cm" svg:y="9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6.207cm" svg:y="9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6.461cm" svg:y="9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0.254cm" svg:height="0.254cm" svg:x="7.223cm" svg:y="7.2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477cm" svg:y="7.2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731cm" svg:y="7.2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985cm" svg:y="7.2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239cm" svg:y="7.2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493cm" svg:y="7.2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747cm" svg:y="7.2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9.001cm" svg:y="7.2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223cm" svg:y="7.4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477cm" svg:y="7.4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731cm" svg:y="7.4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985cm" svg:y="7.4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239cm" svg:y="7.4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493cm" svg:y="7.4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747cm" svg:y="7.4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9.001cm" svg:y="7.4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223cm" svg:y="7.7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477cm" svg:y="7.7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731cm" svg:y="7.7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985cm" svg:y="7.7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239cm" svg:y="7.7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493cm" svg:y="7.7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747cm" svg:y="7.7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9.001cm" svg:y="7.7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223cm" svg:y="7.9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477cm" svg:y="7.9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731cm" svg:y="7.9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985cm" svg:y="7.9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239cm" svg:y="7.9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493cm" svg:y="7.9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747cm" svg:y="7.9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9.001cm" svg:y="7.9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223cm" svg:y="8.2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477cm" svg:y="8.2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731cm" svg:y="8.2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985cm" svg:y="8.2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239cm" svg:y="8.2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493cm" svg:y="8.2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747cm" svg:y="8.2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9.001cm" svg:y="8.2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223cm" svg:y="8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477cm" svg:y="8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731cm" svg:y="8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985cm" svg:y="8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239cm" svg:y="8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493cm" svg:y="8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747cm" svg:y="8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9.001cm" svg:y="8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223cm" svg:y="8.7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477cm" svg:y="8.7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731cm" svg:y="8.7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985cm" svg:y="8.7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239cm" svg:y="8.7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493cm" svg:y="8.7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747cm" svg:y="8.7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9.001cm" svg:y="8.7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223cm" svg:y="9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477cm" svg:y="9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731cm" svg:y="9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985cm" svg:y="9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239cm" svg:y="9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493cm" svg:y="9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747cm" svg:y="9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9.001cm" svg:y="9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0.254cm" svg:height="0.254cm" svg:x="9.763cm" svg:y="7.2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017cm" svg:y="7.2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271cm" svg:y="7.2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525cm" svg:y="7.2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779cm" svg:y="7.2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033cm" svg:y="7.2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287cm" svg:y="7.2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541cm" svg:y="7.2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9.763cm" svg:y="7.4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017cm" svg:y="7.4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271cm" svg:y="7.4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525cm" svg:y="7.4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779cm" svg:y="7.4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033cm" svg:y="7.4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287cm" svg:y="7.4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541cm" svg:y="7.4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9.763cm" svg:y="7.7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017cm" svg:y="7.7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271cm" svg:y="7.7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525cm" svg:y="7.7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779cm" svg:y="7.7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033cm" svg:y="7.7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287cm" svg:y="7.7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541cm" svg:y="7.7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9.763cm" svg:y="7.9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017cm" svg:y="7.9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271cm" svg:y="7.9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525cm" svg:y="7.9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779cm" svg:y="7.9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033cm" svg:y="7.9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287cm" svg:y="7.9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541cm" svg:y="7.9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9.763cm" svg:y="8.2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017cm" svg:y="8.2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271cm" svg:y="8.2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525cm" svg:y="8.2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779cm" svg:y="8.2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033cm" svg:y="8.2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287cm" svg:y="8.2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541cm" svg:y="8.2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9.763cm" svg:y="8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017cm" svg:y="8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271cm" svg:y="8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525cm" svg:y="8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779cm" svg:y="8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033cm" svg:y="8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287cm" svg:y="8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541cm" svg:y="8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9.763cm" svg:y="8.7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017cm" svg:y="8.7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271cm" svg:y="8.7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525cm" svg:y="8.7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779cm" svg:y="8.7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033cm" svg:y="8.7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287cm" svg:y="8.7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541cm" svg:y="8.7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9.763cm" svg:y="9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017cm" svg:y="9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271cm" svg:y="9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525cm" svg:y="9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779cm" svg:y="9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033cm" svg:y="9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287cm" svg:y="9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541cm" svg:y="9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0.254cm" svg:height="0.254cm" svg:x="12.303cm" svg:y="7.2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557cm" svg:y="7.2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811cm" svg:y="7.2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065cm" svg:y="7.2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319cm" svg:y="7.2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573cm" svg:y="7.2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827cm" svg:y="7.2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4.081cm" svg:y="7.2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303cm" svg:y="7.4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557cm" svg:y="7.4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811cm" svg:y="7.4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065cm" svg:y="7.4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319cm" svg:y="7.4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573cm" svg:y="7.4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827cm" svg:y="7.4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4.081cm" svg:y="7.4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303cm" svg:y="7.7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557cm" svg:y="7.7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811cm" svg:y="7.7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065cm" svg:y="7.7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319cm" svg:y="7.7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573cm" svg:y="7.7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827cm" svg:y="7.7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4.081cm" svg:y="7.7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303cm" svg:y="7.9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557cm" svg:y="7.9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811cm" svg:y="7.9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065cm" svg:y="7.9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319cm" svg:y="7.9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573cm" svg:y="7.9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827cm" svg:y="7.9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4.081cm" svg:y="7.9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303cm" svg:y="8.2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557cm" svg:y="8.2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811cm" svg:y="8.2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065cm" svg:y="8.2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319cm" svg:y="8.2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573cm" svg:y="8.2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827cm" svg:y="8.2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4.081cm" svg:y="8.2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303cm" svg:y="8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557cm" svg:y="8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811cm" svg:y="8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065cm" svg:y="8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319cm" svg:y="8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573cm" svg:y="8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827cm" svg:y="8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4.081cm" svg:y="8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303cm" svg:y="8.7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557cm" svg:y="8.7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811cm" svg:y="8.7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065cm" svg:y="8.7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319cm" svg:y="8.7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573cm" svg:y="8.7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827cm" svg:y="8.7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4.081cm" svg:y="8.7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303cm" svg:y="9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557cm" svg:y="9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811cm" svg:y="9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065cm" svg:y="9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319cm" svg:y="9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573cm" svg:y="9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827cm" svg:y="9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4.081cm" svg:y="9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0.254cm" svg:height="0.254cm" svg:x="14.843cm" svg:y="7.2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097cm" svg:y="7.2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351cm" svg:y="7.2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605cm" svg:y="7.2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859cm" svg:y="7.2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113cm" svg:y="7.2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367cm" svg:y="7.2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621cm" svg:y="7.2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4.843cm" svg:y="7.4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097cm" svg:y="7.4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351cm" svg:y="7.4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605cm" svg:y="7.4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859cm" svg:y="7.4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113cm" svg:y="7.4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367cm" svg:y="7.4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621cm" svg:y="7.4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4.843cm" svg:y="7.7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097cm" svg:y="7.7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351cm" svg:y="7.7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605cm" svg:y="7.7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859cm" svg:y="7.7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113cm" svg:y="7.7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367cm" svg:y="7.7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621cm" svg:y="7.7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4.843cm" svg:y="7.9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097cm" svg:y="7.9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351cm" svg:y="7.9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605cm" svg:y="7.9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859cm" svg:y="7.9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113cm" svg:y="7.9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367cm" svg:y="7.9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621cm" svg:y="7.9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4.843cm" svg:y="8.2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097cm" svg:y="8.2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351cm" svg:y="8.2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605cm" svg:y="8.2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859cm" svg:y="8.2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113cm" svg:y="8.2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367cm" svg:y="8.2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621cm" svg:y="8.2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4.843cm" svg:y="8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097cm" svg:y="8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351cm" svg:y="8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605cm" svg:y="8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859cm" svg:y="8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113cm" svg:y="8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367cm" svg:y="8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621cm" svg:y="8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4.843cm" svg:y="8.7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097cm" svg:y="8.7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351cm" svg:y="8.7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605cm" svg:y="8.7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859cm" svg:y="8.7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113cm" svg:y="8.7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367cm" svg:y="8.7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621cm" svg:y="8.7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4.843cm" svg:y="9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097cm" svg:y="9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351cm" svg:y="9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605cm" svg:y="9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859cm" svg:y="9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113cm" svg:y="9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367cm" svg:y="9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621cm" svg:y="9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0.254cm" svg:height="0.254cm" svg:x="17.383cm" svg:y="7.2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637cm" svg:y="7.2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891cm" svg:y="7.2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145cm" svg:y="7.2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399cm" svg:y="7.2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653cm" svg:y="7.2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907cm" svg:y="7.2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9.161cm" svg:y="7.2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383cm" svg:y="7.4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637cm" svg:y="7.4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891cm" svg:y="7.4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145cm" svg:y="7.4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399cm" svg:y="7.4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653cm" svg:y="7.4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907cm" svg:y="7.4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9.161cm" svg:y="7.4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383cm" svg:y="7.7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637cm" svg:y="7.7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891cm" svg:y="7.7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145cm" svg:y="7.7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399cm" svg:y="7.7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653cm" svg:y="7.7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907cm" svg:y="7.7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9.161cm" svg:y="7.7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383cm" svg:y="7.9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637cm" svg:y="7.9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891cm" svg:y="7.9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145cm" svg:y="7.9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399cm" svg:y="7.9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653cm" svg:y="7.9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907cm" svg:y="7.9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9.161cm" svg:y="7.9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383cm" svg:y="8.2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637cm" svg:y="8.2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891cm" svg:y="8.2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145cm" svg:y="8.2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399cm" svg:y="8.2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653cm" svg:y="8.2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907cm" svg:y="8.2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9.161cm" svg:y="8.2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383cm" svg:y="8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637cm" svg:y="8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891cm" svg:y="8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145cm" svg:y="8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399cm" svg:y="8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653cm" svg:y="8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907cm" svg:y="8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9.161cm" svg:y="8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383cm" svg:y="8.7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637cm" svg:y="8.7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891cm" svg:y="8.7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145cm" svg:y="8.7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399cm" svg:y="8.7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653cm" svg:y="8.7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907cm" svg:y="8.7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9.161cm" svg:y="8.7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383cm" svg:y="9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637cm" svg:y="9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891cm" svg:y="9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145cm" svg:y="9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399cm" svg:y="9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653cm" svg:y="9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907cm" svg:y="9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9.161cm" svg:y="9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0.254cm" svg:height="0.254cm" svg:x="2.143cm" svg:y="9.7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397cm" svg:y="9.7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651cm" svg:y="9.7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905cm" svg:y="9.7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159cm" svg:y="9.7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413cm" svg:y="9.7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667cm" svg:y="9.7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921cm" svg:y="9.7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143cm" svg:y="10.0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397cm" svg:y="10.0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651cm" svg:y="10.0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905cm" svg:y="10.0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159cm" svg:y="10.0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413cm" svg:y="10.0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667cm" svg:y="10.0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921cm" svg:y="10.0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143cm" svg:y="10.2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397cm" svg:y="10.2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651cm" svg:y="10.2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905cm" svg:y="10.2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159cm" svg:y="10.2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413cm" svg:y="10.2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667cm" svg:y="10.2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921cm" svg:y="10.2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143cm" svg:y="10.5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397cm" svg:y="10.5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651cm" svg:y="10.5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905cm" svg:y="10.5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159cm" svg:y="10.5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413cm" svg:y="10.5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667cm" svg:y="10.5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921cm" svg:y="10.5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143cm" svg:y="10.7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397cm" svg:y="10.7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651cm" svg:y="10.7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905cm" svg:y="10.7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159cm" svg:y="10.7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413cm" svg:y="10.7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667cm" svg:y="10.7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921cm" svg:y="10.7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143cm" svg:y="11.0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397cm" svg:y="11.0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651cm" svg:y="11.0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905cm" svg:y="11.0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159cm" svg:y="11.0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413cm" svg:y="11.0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667cm" svg:y="11.0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921cm" svg:y="11.0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143cm" svg:y="11.2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397cm" svg:y="11.2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651cm" svg:y="11.2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905cm" svg:y="11.2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159cm" svg:y="11.2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413cm" svg:y="11.2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667cm" svg:y="11.2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921cm" svg:y="11.2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143cm" svg:y="11.5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397cm" svg:y="11.5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651cm" svg:y="11.5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905cm" svg:y="11.5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159cm" svg:y="11.5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413cm" svg:y="11.5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667cm" svg:y="11.5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921cm" svg:y="11.5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0.254cm" svg:height="0.254cm" svg:x="4.683cm" svg:y="9.6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4.937cm" svg:y="9.6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191cm" svg:y="9.6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445cm" svg:y="9.6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699cm" svg:y="9.6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953cm" svg:y="9.6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6.207cm" svg:y="9.6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6.461cm" svg:y="9.6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4.683cm" svg:y="9.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4.937cm" svg:y="9.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191cm" svg:y="9.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445cm" svg:y="9.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699cm" svg:y="9.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953cm" svg:y="9.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6.207cm" svg:y="9.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6.461cm" svg:y="9.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4.683cm" svg:y="10.1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4.937cm" svg:y="10.1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191cm" svg:y="10.1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445cm" svg:y="10.1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699cm" svg:y="10.1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953cm" svg:y="10.1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6.207cm" svg:y="10.1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6.461cm" svg:y="10.1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4.683cm" svg:y="10.3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4.937cm" svg:y="10.3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191cm" svg:y="10.3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445cm" svg:y="10.3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699cm" svg:y="10.3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953cm" svg:y="10.3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6.207cm" svg:y="10.3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6.461cm" svg:y="10.3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4.683cm" svg:y="10.6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4.937cm" svg:y="10.6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191cm" svg:y="10.6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445cm" svg:y="10.6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699cm" svg:y="10.6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953cm" svg:y="10.6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6.207cm" svg:y="10.6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6.461cm" svg:y="10.6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4.683cm" svg:y="10.9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4.937cm" svg:y="10.9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191cm" svg:y="10.9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445cm" svg:y="10.9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699cm" svg:y="10.9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953cm" svg:y="10.9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6.207cm" svg:y="10.9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6.461cm" svg:y="10.9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4.683cm" svg:y="11.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4.937cm" svg:y="11.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191cm" svg:y="11.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445cm" svg:y="11.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699cm" svg:y="11.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953cm" svg:y="11.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6.207cm" svg:y="11.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6.461cm" svg:y="11.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4.683cm" svg:y="11.4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4.937cm" svg:y="11.4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191cm" svg:y="11.4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445cm" svg:y="11.4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699cm" svg:y="11.4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953cm" svg:y="11.4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6.207cm" svg:y="11.4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6.461cm" svg:y="11.4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0.254cm" svg:height="0.254cm" svg:x="7.223cm" svg:y="9.6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477cm" svg:y="9.6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731cm" svg:y="9.6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985cm" svg:y="9.6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239cm" svg:y="9.6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493cm" svg:y="9.6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747cm" svg:y="9.6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9.001cm" svg:y="9.6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223cm" svg:y="9.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477cm" svg:y="9.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731cm" svg:y="9.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985cm" svg:y="9.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239cm" svg:y="9.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493cm" svg:y="9.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747cm" svg:y="9.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9.001cm" svg:y="9.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223cm" svg:y="10.1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477cm" svg:y="10.1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731cm" svg:y="10.1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985cm" svg:y="10.1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239cm" svg:y="10.1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493cm" svg:y="10.1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747cm" svg:y="10.1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9.001cm" svg:y="10.1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223cm" svg:y="10.3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477cm" svg:y="10.3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731cm" svg:y="10.3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985cm" svg:y="10.3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239cm" svg:y="10.3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493cm" svg:y="10.3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747cm" svg:y="10.3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9.001cm" svg:y="10.3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223cm" svg:y="10.6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477cm" svg:y="10.6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731cm" svg:y="10.6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985cm" svg:y="10.6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239cm" svg:y="10.6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493cm" svg:y="10.6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747cm" svg:y="10.6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9.001cm" svg:y="10.6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223cm" svg:y="10.9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477cm" svg:y="10.9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731cm" svg:y="10.9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985cm" svg:y="10.9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239cm" svg:y="10.9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493cm" svg:y="10.9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747cm" svg:y="10.9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9.001cm" svg:y="10.9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223cm" svg:y="11.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477cm" svg:y="11.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731cm" svg:y="11.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985cm" svg:y="11.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239cm" svg:y="11.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493cm" svg:y="11.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747cm" svg:y="11.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9.001cm" svg:y="11.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223cm" svg:y="11.4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477cm" svg:y="11.4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731cm" svg:y="11.4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985cm" svg:y="11.4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239cm" svg:y="11.4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493cm" svg:y="11.4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747cm" svg:y="11.4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9.001cm" svg:y="11.4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0.254cm" svg:height="0.254cm" svg:x="9.763cm" svg:y="9.6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017cm" svg:y="9.6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271cm" svg:y="9.6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525cm" svg:y="9.6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779cm" svg:y="9.6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033cm" svg:y="9.6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287cm" svg:y="9.6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541cm" svg:y="9.6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9.763cm" svg:y="9.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017cm" svg:y="9.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271cm" svg:y="9.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525cm" svg:y="9.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779cm" svg:y="9.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033cm" svg:y="9.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287cm" svg:y="9.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541cm" svg:y="9.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9.763cm" svg:y="10.1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017cm" svg:y="10.1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271cm" svg:y="10.1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525cm" svg:y="10.1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779cm" svg:y="10.1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033cm" svg:y="10.1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287cm" svg:y="10.1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541cm" svg:y="10.1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9.763cm" svg:y="10.3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017cm" svg:y="10.3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271cm" svg:y="10.3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525cm" svg:y="10.3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779cm" svg:y="10.3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033cm" svg:y="10.3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287cm" svg:y="10.3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541cm" svg:y="10.3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9.763cm" svg:y="10.6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017cm" svg:y="10.6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271cm" svg:y="10.6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525cm" svg:y="10.6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779cm" svg:y="10.6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033cm" svg:y="10.6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287cm" svg:y="10.6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541cm" svg:y="10.6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9.763cm" svg:y="10.9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017cm" svg:y="10.9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271cm" svg:y="10.9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525cm" svg:y="10.9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779cm" svg:y="10.9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033cm" svg:y="10.9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287cm" svg:y="10.9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541cm" svg:y="10.9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9.763cm" svg:y="11.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017cm" svg:y="11.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271cm" svg:y="11.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525cm" svg:y="11.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779cm" svg:y="11.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033cm" svg:y="11.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287cm" svg:y="11.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541cm" svg:y="11.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9.763cm" svg:y="11.4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017cm" svg:y="11.4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271cm" svg:y="11.4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525cm" svg:y="11.4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779cm" svg:y="11.4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033cm" svg:y="11.4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287cm" svg:y="11.4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541cm" svg:y="11.4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0.254cm" svg:height="0.254cm" svg:x="12.303cm" svg:y="9.6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557cm" svg:y="9.6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811cm" svg:y="9.6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065cm" svg:y="9.6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319cm" svg:y="9.6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573cm" svg:y="9.6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827cm" svg:y="9.6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4.081cm" svg:y="9.6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303cm" svg:y="9.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557cm" svg:y="9.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811cm" svg:y="9.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065cm" svg:y="9.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319cm" svg:y="9.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573cm" svg:y="9.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827cm" svg:y="9.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4.081cm" svg:y="9.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303cm" svg:y="10.1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557cm" svg:y="10.1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811cm" svg:y="10.1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065cm" svg:y="10.1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319cm" svg:y="10.1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573cm" svg:y="10.1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827cm" svg:y="10.1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4.081cm" svg:y="10.1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303cm" svg:y="10.3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557cm" svg:y="10.3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811cm" svg:y="10.3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065cm" svg:y="10.3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319cm" svg:y="10.3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573cm" svg:y="10.3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827cm" svg:y="10.3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4.081cm" svg:y="10.3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303cm" svg:y="10.6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557cm" svg:y="10.6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811cm" svg:y="10.6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065cm" svg:y="10.6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319cm" svg:y="10.6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573cm" svg:y="10.6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827cm" svg:y="10.6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4.081cm" svg:y="10.6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303cm" svg:y="10.9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557cm" svg:y="10.9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811cm" svg:y="10.9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065cm" svg:y="10.9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319cm" svg:y="10.9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573cm" svg:y="10.9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827cm" svg:y="10.9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4.081cm" svg:y="10.9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303cm" svg:y="11.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557cm" svg:y="11.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811cm" svg:y="11.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065cm" svg:y="11.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319cm" svg:y="11.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573cm" svg:y="11.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827cm" svg:y="11.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4.081cm" svg:y="11.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303cm" svg:y="11.4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557cm" svg:y="11.4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811cm" svg:y="11.4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065cm" svg:y="11.4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319cm" svg:y="11.4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573cm" svg:y="11.4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827cm" svg:y="11.4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4.081cm" svg:y="11.4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0.254cm" svg:height="0.254cm" svg:x="14.843cm" svg:y="9.6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097cm" svg:y="9.6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351cm" svg:y="9.6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605cm" svg:y="9.6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859cm" svg:y="9.6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113cm" svg:y="9.6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367cm" svg:y="9.6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621cm" svg:y="9.6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4.843cm" svg:y="9.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097cm" svg:y="9.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351cm" svg:y="9.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605cm" svg:y="9.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859cm" svg:y="9.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113cm" svg:y="9.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367cm" svg:y="9.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621cm" svg:y="9.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4.843cm" svg:y="10.1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097cm" svg:y="10.1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351cm" svg:y="10.1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605cm" svg:y="10.1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859cm" svg:y="10.1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113cm" svg:y="10.1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367cm" svg:y="10.1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621cm" svg:y="10.1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4.843cm" svg:y="10.3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097cm" svg:y="10.3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351cm" svg:y="10.3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605cm" svg:y="10.3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859cm" svg:y="10.3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113cm" svg:y="10.3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367cm" svg:y="10.3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621cm" svg:y="10.3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4.843cm" svg:y="10.6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097cm" svg:y="10.6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351cm" svg:y="10.6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605cm" svg:y="10.6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859cm" svg:y="10.6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113cm" svg:y="10.6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367cm" svg:y="10.6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621cm" svg:y="10.6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4.843cm" svg:y="10.9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097cm" svg:y="10.9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351cm" svg:y="10.9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605cm" svg:y="10.9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859cm" svg:y="10.9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113cm" svg:y="10.9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367cm" svg:y="10.9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621cm" svg:y="10.9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4.843cm" svg:y="11.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097cm" svg:y="11.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351cm" svg:y="11.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605cm" svg:y="11.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859cm" svg:y="11.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113cm" svg:y="11.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367cm" svg:y="11.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621cm" svg:y="11.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4.843cm" svg:y="11.4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097cm" svg:y="11.4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351cm" svg:y="11.4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605cm" svg:y="11.4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859cm" svg:y="11.4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113cm" svg:y="11.4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367cm" svg:y="11.4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621cm" svg:y="11.4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0.254cm" svg:height="0.254cm" svg:x="17.383cm" svg:y="9.6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637cm" svg:y="9.6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891cm" svg:y="9.6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145cm" svg:y="9.6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399cm" svg:y="9.6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653cm" svg:y="9.6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907cm" svg:y="9.6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9.161cm" svg:y="9.6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383cm" svg:y="9.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637cm" svg:y="9.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891cm" svg:y="9.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145cm" svg:y="9.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399cm" svg:y="9.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653cm" svg:y="9.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907cm" svg:y="9.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9.161cm" svg:y="9.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383cm" svg:y="10.1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637cm" svg:y="10.1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891cm" svg:y="10.1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145cm" svg:y="10.1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399cm" svg:y="10.1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653cm" svg:y="10.1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907cm" svg:y="10.1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9.161cm" svg:y="10.1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383cm" svg:y="10.3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637cm" svg:y="10.3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891cm" svg:y="10.3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145cm" svg:y="10.3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399cm" svg:y="10.3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653cm" svg:y="10.3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907cm" svg:y="10.3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9.161cm" svg:y="10.3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383cm" svg:y="10.6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637cm" svg:y="10.6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891cm" svg:y="10.6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145cm" svg:y="10.6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399cm" svg:y="10.6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653cm" svg:y="10.6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907cm" svg:y="10.6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9.161cm" svg:y="10.6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383cm" svg:y="10.9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637cm" svg:y="10.9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891cm" svg:y="10.9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145cm" svg:y="10.9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399cm" svg:y="10.9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653cm" svg:y="10.9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907cm" svg:y="10.9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9.161cm" svg:y="10.9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383cm" svg:y="11.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637cm" svg:y="11.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891cm" svg:y="11.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145cm" svg:y="11.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399cm" svg:y="11.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653cm" svg:y="11.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907cm" svg:y="11.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9.161cm" svg:y="11.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383cm" svg:y="11.4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637cm" svg:y="11.4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891cm" svg:y="11.4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145cm" svg:y="11.4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399cm" svg:y="11.4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653cm" svg:y="11.4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907cm" svg:y="11.4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9.161cm" svg:y="11.4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0.254cm" svg:height="0.254cm" svg:x="2.069cm" svg:y="12.3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323cm" svg:y="12.3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577cm" svg:y="12.3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831cm" svg:y="12.3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085cm" svg:y="12.3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339cm" svg:y="12.3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593cm" svg:y="12.3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847cm" svg:y="12.3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069cm" svg:y="12.5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323cm" svg:y="12.5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577cm" svg:y="12.5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831cm" svg:y="12.5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085cm" svg:y="12.5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339cm" svg:y="12.5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593cm" svg:y="12.5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847cm" svg:y="12.5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069cm" svg:y="12.8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323cm" svg:y="12.8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577cm" svg:y="12.8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831cm" svg:y="12.8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085cm" svg:y="12.8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339cm" svg:y="12.8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593cm" svg:y="12.8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847cm" svg:y="12.8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069cm" svg:y="13.0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323cm" svg:y="13.0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577cm" svg:y="13.0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831cm" svg:y="13.0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085cm" svg:y="13.0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339cm" svg:y="13.0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593cm" svg:y="13.0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847cm" svg:y="13.0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069cm" svg:y="13.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323cm" svg:y="13.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577cm" svg:y="13.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831cm" svg:y="13.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085cm" svg:y="13.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339cm" svg:y="13.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593cm" svg:y="13.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847cm" svg:y="13.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069cm" svg:y="13.5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323cm" svg:y="13.5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577cm" svg:y="13.5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831cm" svg:y="13.5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085cm" svg:y="13.5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339cm" svg:y="13.5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593cm" svg:y="13.5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847cm" svg:y="13.5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069cm" svg:y="13.8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323cm" svg:y="13.8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577cm" svg:y="13.8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831cm" svg:y="13.8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085cm" svg:y="13.8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339cm" svg:y="13.8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593cm" svg:y="13.8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847cm" svg:y="13.8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069cm" svg:y="14.0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323cm" svg:y="14.0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577cm" svg:y="14.0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831cm" svg:y="14.0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085cm" svg:y="14.0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339cm" svg:y="14.0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593cm" svg:y="14.0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847cm" svg:y="14.0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0.254cm" svg:height="0.254cm" svg:x="4.609cm" svg:y="12.3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4.863cm" svg:y="12.3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117cm" svg:y="12.3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371cm" svg:y="12.3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625cm" svg:y="12.3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879cm" svg:y="12.3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6.133cm" svg:y="12.3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6.387cm" svg:y="12.3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4.609cm" svg:y="12.5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4.863cm" svg:y="12.5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117cm" svg:y="12.5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371cm" svg:y="12.5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625cm" svg:y="12.5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879cm" svg:y="12.5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6.133cm" svg:y="12.5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6.387cm" svg:y="12.5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4.609cm" svg:y="12.8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4.863cm" svg:y="12.8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117cm" svg:y="12.8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371cm" svg:y="12.8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625cm" svg:y="12.8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879cm" svg:y="12.8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6.133cm" svg:y="12.8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6.387cm" svg:y="12.8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4.609cm" svg:y="13.0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4.863cm" svg:y="13.0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117cm" svg:y="13.0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371cm" svg:y="13.0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625cm" svg:y="13.0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879cm" svg:y="13.0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6.133cm" svg:y="13.0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6.387cm" svg:y="13.0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4.609cm" svg:y="13.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4.863cm" svg:y="13.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117cm" svg:y="13.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371cm" svg:y="13.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625cm" svg:y="13.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879cm" svg:y="13.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6.133cm" svg:y="13.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6.387cm" svg:y="13.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4.609cm" svg:y="13.5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4.863cm" svg:y="13.5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117cm" svg:y="13.5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371cm" svg:y="13.5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625cm" svg:y="13.5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879cm" svg:y="13.5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6.133cm" svg:y="13.5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6.387cm" svg:y="13.5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4.609cm" svg:y="13.8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4.863cm" svg:y="13.8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117cm" svg:y="13.8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371cm" svg:y="13.8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625cm" svg:y="13.8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879cm" svg:y="13.8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6.133cm" svg:y="13.8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6.387cm" svg:y="13.8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4.609cm" svg:y="14.0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4.863cm" svg:y="14.0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117cm" svg:y="14.0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371cm" svg:y="14.0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625cm" svg:y="14.0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879cm" svg:y="14.0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6.133cm" svg:y="14.0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6.387cm" svg:y="14.0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0.254cm" svg:height="0.254cm" svg:x="7.149cm" svg:y="12.3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403cm" svg:y="12.3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657cm" svg:y="12.3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911cm" svg:y="12.3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165cm" svg:y="12.3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419cm" svg:y="12.3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673cm" svg:y="12.3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927cm" svg:y="12.3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149cm" svg:y="12.5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403cm" svg:y="12.5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657cm" svg:y="12.5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911cm" svg:y="12.5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165cm" svg:y="12.5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419cm" svg:y="12.5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673cm" svg:y="12.5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927cm" svg:y="12.5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149cm" svg:y="12.8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403cm" svg:y="12.8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657cm" svg:y="12.8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911cm" svg:y="12.8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165cm" svg:y="12.8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419cm" svg:y="12.8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673cm" svg:y="12.8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927cm" svg:y="12.8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149cm" svg:y="13.0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403cm" svg:y="13.0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657cm" svg:y="13.0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911cm" svg:y="13.0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165cm" svg:y="13.0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419cm" svg:y="13.0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673cm" svg:y="13.0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927cm" svg:y="13.0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149cm" svg:y="13.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403cm" svg:y="13.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657cm" svg:y="13.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911cm" svg:y="13.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165cm" svg:y="13.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419cm" svg:y="13.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673cm" svg:y="13.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927cm" svg:y="13.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149cm" svg:y="13.5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403cm" svg:y="13.5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657cm" svg:y="13.5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911cm" svg:y="13.5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165cm" svg:y="13.5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419cm" svg:y="13.5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673cm" svg:y="13.5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927cm" svg:y="13.5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149cm" svg:y="13.8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403cm" svg:y="13.8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657cm" svg:y="13.8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911cm" svg:y="13.8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165cm" svg:y="13.8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419cm" svg:y="13.8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673cm" svg:y="13.8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927cm" svg:y="13.8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149cm" svg:y="14.0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403cm" svg:y="14.0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657cm" svg:y="14.0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911cm" svg:y="14.0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165cm" svg:y="14.0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419cm" svg:y="14.0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673cm" svg:y="14.0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927cm" svg:y="14.0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0.254cm" svg:height="0.254cm" svg:x="9.689cm" svg:y="12.3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9.943cm" svg:y="12.3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197cm" svg:y="12.3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451cm" svg:y="12.3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705cm" svg:y="12.3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959cm" svg:y="12.3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213cm" svg:y="12.3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467cm" svg:y="12.3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9.689cm" svg:y="12.5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9.943cm" svg:y="12.5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197cm" svg:y="12.5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451cm" svg:y="12.5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705cm" svg:y="12.5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959cm" svg:y="12.5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213cm" svg:y="12.5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467cm" svg:y="12.5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9.689cm" svg:y="12.8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9.943cm" svg:y="12.8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197cm" svg:y="12.8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451cm" svg:y="12.8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705cm" svg:y="12.8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959cm" svg:y="12.8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213cm" svg:y="12.8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467cm" svg:y="12.8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9.689cm" svg:y="13.0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9.943cm" svg:y="13.0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197cm" svg:y="13.0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451cm" svg:y="13.0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705cm" svg:y="13.0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959cm" svg:y="13.0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213cm" svg:y="13.0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467cm" svg:y="13.0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9.689cm" svg:y="13.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9.943cm" svg:y="13.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197cm" svg:y="13.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451cm" svg:y="13.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705cm" svg:y="13.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959cm" svg:y="13.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213cm" svg:y="13.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467cm" svg:y="13.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9.689cm" svg:y="13.5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9.943cm" svg:y="13.5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197cm" svg:y="13.5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451cm" svg:y="13.5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705cm" svg:y="13.5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959cm" svg:y="13.5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213cm" svg:y="13.5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467cm" svg:y="13.5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9.689cm" svg:y="13.8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9.943cm" svg:y="13.8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197cm" svg:y="13.8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451cm" svg:y="13.8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705cm" svg:y="13.8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959cm" svg:y="13.8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213cm" svg:y="13.8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467cm" svg:y="13.8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9.689cm" svg:y="14.0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9.943cm" svg:y="14.0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197cm" svg:y="14.0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451cm" svg:y="14.0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705cm" svg:y="14.0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959cm" svg:y="14.0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213cm" svg:y="14.0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467cm" svg:y="14.0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0.254cm" svg:height="0.254cm" svg:x="12.229cm" svg:y="12.3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483cm" svg:y="12.3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737cm" svg:y="12.3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991cm" svg:y="12.3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245cm" svg:y="12.3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499cm" svg:y="12.3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753cm" svg:y="12.3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4.007cm" svg:y="12.3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229cm" svg:y="12.5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483cm" svg:y="12.5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737cm" svg:y="12.5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991cm" svg:y="12.5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245cm" svg:y="12.5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499cm" svg:y="12.5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753cm" svg:y="12.5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4.007cm" svg:y="12.5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229cm" svg:y="12.8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483cm" svg:y="12.8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737cm" svg:y="12.8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991cm" svg:y="12.8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245cm" svg:y="12.8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499cm" svg:y="12.8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753cm" svg:y="12.8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4.007cm" svg:y="12.8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229cm" svg:y="13.0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483cm" svg:y="13.0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737cm" svg:y="13.0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991cm" svg:y="13.0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245cm" svg:y="13.0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499cm" svg:y="13.0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753cm" svg:y="13.0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4.007cm" svg:y="13.0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229cm" svg:y="13.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483cm" svg:y="13.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737cm" svg:y="13.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991cm" svg:y="13.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245cm" svg:y="13.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499cm" svg:y="13.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753cm" svg:y="13.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4.007cm" svg:y="13.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229cm" svg:y="13.5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483cm" svg:y="13.5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737cm" svg:y="13.5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991cm" svg:y="13.5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245cm" svg:y="13.5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499cm" svg:y="13.5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753cm" svg:y="13.5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4.007cm" svg:y="13.5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229cm" svg:y="13.8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483cm" svg:y="13.8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737cm" svg:y="13.8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991cm" svg:y="13.8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245cm" svg:y="13.8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499cm" svg:y="13.8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753cm" svg:y="13.8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4.007cm" svg:y="13.8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229cm" svg:y="14.0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483cm" svg:y="14.0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737cm" svg:y="14.0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991cm" svg:y="14.0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245cm" svg:y="14.0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499cm" svg:y="14.0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753cm" svg:y="14.0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4.007cm" svg:y="14.0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0.254cm" svg:height="0.254cm" svg:x="14.769cm" svg:y="12.3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023cm" svg:y="12.3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277cm" svg:y="12.3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531cm" svg:y="12.3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785cm" svg:y="12.3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039cm" svg:y="12.3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293cm" svg:y="12.3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547cm" svg:y="12.3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4.769cm" svg:y="12.5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023cm" svg:y="12.5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277cm" svg:y="12.5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531cm" svg:y="12.5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785cm" svg:y="12.5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039cm" svg:y="12.5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293cm" svg:y="12.5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547cm" svg:y="12.5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4.769cm" svg:y="12.8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023cm" svg:y="12.8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277cm" svg:y="12.8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531cm" svg:y="12.8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785cm" svg:y="12.8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039cm" svg:y="12.8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293cm" svg:y="12.8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547cm" svg:y="12.8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4.769cm" svg:y="13.0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023cm" svg:y="13.0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277cm" svg:y="13.0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531cm" svg:y="13.0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785cm" svg:y="13.0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039cm" svg:y="13.0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293cm" svg:y="13.0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547cm" svg:y="13.0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4.769cm" svg:y="13.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023cm" svg:y="13.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277cm" svg:y="13.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531cm" svg:y="13.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785cm" svg:y="13.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039cm" svg:y="13.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293cm" svg:y="13.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547cm" svg:y="13.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4.769cm" svg:y="13.5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023cm" svg:y="13.5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277cm" svg:y="13.5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531cm" svg:y="13.5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785cm" svg:y="13.5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039cm" svg:y="13.5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293cm" svg:y="13.5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547cm" svg:y="13.5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4.769cm" svg:y="13.8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023cm" svg:y="13.8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277cm" svg:y="13.8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531cm" svg:y="13.8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785cm" svg:y="13.8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039cm" svg:y="13.8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293cm" svg:y="13.8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547cm" svg:y="13.8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4.769cm" svg:y="14.0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023cm" svg:y="14.0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277cm" svg:y="14.0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531cm" svg:y="14.0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785cm" svg:y="14.0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039cm" svg:y="14.0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293cm" svg:y="14.0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547cm" svg:y="14.0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0.254cm" svg:height="0.254cm" svg:x="17.309cm" svg:y="12.3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563cm" svg:y="12.3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817cm" svg:y="12.3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071cm" svg:y="12.3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325cm" svg:y="12.3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579cm" svg:y="12.3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833cm" svg:y="12.3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9.087cm" svg:y="12.3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309cm" svg:y="12.5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563cm" svg:y="12.5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817cm" svg:y="12.5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071cm" svg:y="12.5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325cm" svg:y="12.5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579cm" svg:y="12.5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833cm" svg:y="12.5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9.087cm" svg:y="12.5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309cm" svg:y="12.8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563cm" svg:y="12.8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817cm" svg:y="12.8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071cm" svg:y="12.8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325cm" svg:y="12.8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579cm" svg:y="12.8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833cm" svg:y="12.8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9.087cm" svg:y="12.8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309cm" svg:y="13.0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563cm" svg:y="13.0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817cm" svg:y="13.0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071cm" svg:y="13.0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325cm" svg:y="13.0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579cm" svg:y="13.0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833cm" svg:y="13.0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9.087cm" svg:y="13.0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309cm" svg:y="13.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563cm" svg:y="13.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817cm" svg:y="13.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071cm" svg:y="13.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325cm" svg:y="13.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579cm" svg:y="13.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833cm" svg:y="13.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9.087cm" svg:y="13.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309cm" svg:y="13.5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563cm" svg:y="13.5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817cm" svg:y="13.5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071cm" svg:y="13.5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325cm" svg:y="13.5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579cm" svg:y="13.5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833cm" svg:y="13.5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9.087cm" svg:y="13.5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309cm" svg:y="13.8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563cm" svg:y="13.8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817cm" svg:y="13.8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071cm" svg:y="13.8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325cm" svg:y="13.8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579cm" svg:y="13.8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833cm" svg:y="13.8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9.087cm" svg:y="13.8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309cm" svg:y="14.0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563cm" svg:y="14.0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817cm" svg:y="14.0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071cm" svg:y="14.0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325cm" svg:y="14.0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579cm" svg:y="14.0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833cm" svg:y="14.0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9.087cm" svg:y="14.0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0.254cm" svg:height="0.254cm" svg:x="2.069cm" svg:y="14.8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323cm" svg:y="14.8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577cm" svg:y="14.8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831cm" svg:y="14.8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085cm" svg:y="14.8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339cm" svg:y="14.8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593cm" svg:y="14.8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847cm" svg:y="14.8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069cm" svg:y="15.0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323cm" svg:y="15.0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577cm" svg:y="15.0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831cm" svg:y="15.0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085cm" svg:y="15.0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339cm" svg:y="15.0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593cm" svg:y="15.0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847cm" svg:y="15.0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069cm" svg:y="15.3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323cm" svg:y="15.3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577cm" svg:y="15.3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831cm" svg:y="15.3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085cm" svg:y="15.3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339cm" svg:y="15.3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593cm" svg:y="15.3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847cm" svg:y="15.3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069cm" svg:y="15.6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323cm" svg:y="15.6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577cm" svg:y="15.6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831cm" svg:y="15.6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085cm" svg:y="15.6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339cm" svg:y="15.6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593cm" svg:y="15.6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847cm" svg:y="15.6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069cm" svg:y="15.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323cm" svg:y="15.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577cm" svg:y="15.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831cm" svg:y="15.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085cm" svg:y="15.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339cm" svg:y="15.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593cm" svg:y="15.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847cm" svg:y="15.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069cm" svg:y="16.1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323cm" svg:y="16.1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577cm" svg:y="16.1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831cm" svg:y="16.1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085cm" svg:y="16.1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339cm" svg:y="16.1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593cm" svg:y="16.1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847cm" svg:y="16.1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069cm" svg:y="16.3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323cm" svg:y="16.3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577cm" svg:y="16.3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831cm" svg:y="16.3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085cm" svg:y="16.3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339cm" svg:y="16.3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593cm" svg:y="16.3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847cm" svg:y="16.3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069cm" svg:y="16.6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323cm" svg:y="16.6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577cm" svg:y="16.6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831cm" svg:y="16.6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085cm" svg:y="16.6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339cm" svg:y="16.6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593cm" svg:y="16.6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847cm" svg:y="16.6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0.254cm" svg:height="0.254cm" svg:x="4.609cm" svg:y="14.8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4.863cm" svg:y="14.8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117cm" svg:y="14.8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371cm" svg:y="14.8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625cm" svg:y="14.8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879cm" svg:y="14.8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6.133cm" svg:y="14.8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6.387cm" svg:y="14.8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4.609cm" svg:y="15.0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4.863cm" svg:y="15.0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117cm" svg:y="15.0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371cm" svg:y="15.0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625cm" svg:y="15.0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879cm" svg:y="15.0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6.133cm" svg:y="15.0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6.387cm" svg:y="15.0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4.609cm" svg:y="15.3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4.863cm" svg:y="15.3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117cm" svg:y="15.3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371cm" svg:y="15.3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625cm" svg:y="15.3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879cm" svg:y="15.3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6.133cm" svg:y="15.3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6.387cm" svg:y="15.3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4.609cm" svg:y="15.6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4.863cm" svg:y="15.6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117cm" svg:y="15.6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371cm" svg:y="15.6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625cm" svg:y="15.6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879cm" svg:y="15.6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6.133cm" svg:y="15.6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6.387cm" svg:y="15.6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4.609cm" svg:y="15.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4.863cm" svg:y="15.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117cm" svg:y="15.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371cm" svg:y="15.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625cm" svg:y="15.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879cm" svg:y="15.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6.133cm" svg:y="15.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6.387cm" svg:y="15.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4.609cm" svg:y="16.1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4.863cm" svg:y="16.1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117cm" svg:y="16.1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371cm" svg:y="16.1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625cm" svg:y="16.1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879cm" svg:y="16.1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6.133cm" svg:y="16.1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6.387cm" svg:y="16.1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4.609cm" svg:y="16.3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4.863cm" svg:y="16.3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117cm" svg:y="16.3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371cm" svg:y="16.3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625cm" svg:y="16.3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879cm" svg:y="16.3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6.133cm" svg:y="16.3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6.387cm" svg:y="16.3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4.609cm" svg:y="16.6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4.863cm" svg:y="16.6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117cm" svg:y="16.6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371cm" svg:y="16.6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625cm" svg:y="16.6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879cm" svg:y="16.6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6.133cm" svg:y="16.6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6.387cm" svg:y="16.6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0.254cm" svg:height="0.254cm" svg:x="7.149cm" svg:y="14.8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403cm" svg:y="14.8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657cm" svg:y="14.8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911cm" svg:y="14.8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165cm" svg:y="14.8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419cm" svg:y="14.8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673cm" svg:y="14.8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927cm" svg:y="14.8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149cm" svg:y="15.0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403cm" svg:y="15.0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657cm" svg:y="15.0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911cm" svg:y="15.0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165cm" svg:y="15.0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419cm" svg:y="15.0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673cm" svg:y="15.0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927cm" svg:y="15.0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149cm" svg:y="15.3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403cm" svg:y="15.3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657cm" svg:y="15.3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911cm" svg:y="15.3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165cm" svg:y="15.3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419cm" svg:y="15.3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673cm" svg:y="15.3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927cm" svg:y="15.3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149cm" svg:y="15.6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403cm" svg:y="15.6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657cm" svg:y="15.6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911cm" svg:y="15.6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165cm" svg:y="15.6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419cm" svg:y="15.6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673cm" svg:y="15.6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927cm" svg:y="15.6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149cm" svg:y="15.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403cm" svg:y="15.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657cm" svg:y="15.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911cm" svg:y="15.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165cm" svg:y="15.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419cm" svg:y="15.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673cm" svg:y="15.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927cm" svg:y="15.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149cm" svg:y="16.1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403cm" svg:y="16.1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657cm" svg:y="16.1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911cm" svg:y="16.1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165cm" svg:y="16.1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419cm" svg:y="16.1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673cm" svg:y="16.1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927cm" svg:y="16.1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149cm" svg:y="16.3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403cm" svg:y="16.3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657cm" svg:y="16.3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911cm" svg:y="16.3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165cm" svg:y="16.3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419cm" svg:y="16.3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673cm" svg:y="16.3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927cm" svg:y="16.3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149cm" svg:y="16.6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403cm" svg:y="16.6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657cm" svg:y="16.6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911cm" svg:y="16.6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165cm" svg:y="16.6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419cm" svg:y="16.6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673cm" svg:y="16.6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927cm" svg:y="16.6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0.254cm" svg:height="0.254cm" svg:x="9.689cm" svg:y="14.8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9.943cm" svg:y="14.8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197cm" svg:y="14.8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451cm" svg:y="14.8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705cm" svg:y="14.8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959cm" svg:y="14.8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213cm" svg:y="14.8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467cm" svg:y="14.8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9.689cm" svg:y="15.0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9.943cm" svg:y="15.0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197cm" svg:y="15.0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451cm" svg:y="15.0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705cm" svg:y="15.0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959cm" svg:y="15.0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213cm" svg:y="15.0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467cm" svg:y="15.0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9.689cm" svg:y="15.3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9.943cm" svg:y="15.3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197cm" svg:y="15.3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451cm" svg:y="15.3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705cm" svg:y="15.3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959cm" svg:y="15.3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213cm" svg:y="15.3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467cm" svg:y="15.3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9.689cm" svg:y="15.6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9.943cm" svg:y="15.6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197cm" svg:y="15.6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451cm" svg:y="15.6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705cm" svg:y="15.6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959cm" svg:y="15.6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213cm" svg:y="15.6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467cm" svg:y="15.6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9.689cm" svg:y="15.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9.943cm" svg:y="15.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197cm" svg:y="15.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451cm" svg:y="15.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705cm" svg:y="15.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959cm" svg:y="15.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213cm" svg:y="15.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467cm" svg:y="15.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9.689cm" svg:y="16.1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9.943cm" svg:y="16.1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197cm" svg:y="16.1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451cm" svg:y="16.1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705cm" svg:y="16.1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959cm" svg:y="16.1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213cm" svg:y="16.1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467cm" svg:y="16.1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9.689cm" svg:y="16.3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9.943cm" svg:y="16.3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197cm" svg:y="16.3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451cm" svg:y="16.3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705cm" svg:y="16.3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959cm" svg:y="16.3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213cm" svg:y="16.3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467cm" svg:y="16.3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9.689cm" svg:y="16.6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9.943cm" svg:y="16.6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197cm" svg:y="16.6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451cm" svg:y="16.6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705cm" svg:y="16.6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959cm" svg:y="16.6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213cm" svg:y="16.6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467cm" svg:y="16.6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0.254cm" svg:height="0.254cm" svg:x="12.229cm" svg:y="14.8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483cm" svg:y="14.8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737cm" svg:y="14.8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991cm" svg:y="14.8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245cm" svg:y="14.8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499cm" svg:y="14.8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753cm" svg:y="14.8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4.007cm" svg:y="14.8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229cm" svg:y="15.0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483cm" svg:y="15.0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737cm" svg:y="15.0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991cm" svg:y="15.0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245cm" svg:y="15.0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499cm" svg:y="15.0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753cm" svg:y="15.0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4.007cm" svg:y="15.0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229cm" svg:y="15.3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483cm" svg:y="15.3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737cm" svg:y="15.3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991cm" svg:y="15.3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245cm" svg:y="15.3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499cm" svg:y="15.3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753cm" svg:y="15.3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4.007cm" svg:y="15.3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229cm" svg:y="15.6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483cm" svg:y="15.6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737cm" svg:y="15.6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991cm" svg:y="15.6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245cm" svg:y="15.6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499cm" svg:y="15.6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753cm" svg:y="15.6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4.007cm" svg:y="15.6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229cm" svg:y="15.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483cm" svg:y="15.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737cm" svg:y="15.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991cm" svg:y="15.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245cm" svg:y="15.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499cm" svg:y="15.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753cm" svg:y="15.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4.007cm" svg:y="15.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229cm" svg:y="16.1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483cm" svg:y="16.1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737cm" svg:y="16.1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991cm" svg:y="16.1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245cm" svg:y="16.1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499cm" svg:y="16.1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753cm" svg:y="16.1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4.007cm" svg:y="16.1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229cm" svg:y="16.3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483cm" svg:y="16.3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737cm" svg:y="16.3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991cm" svg:y="16.3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245cm" svg:y="16.3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499cm" svg:y="16.3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753cm" svg:y="16.3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4.007cm" svg:y="16.3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229cm" svg:y="16.6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483cm" svg:y="16.6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737cm" svg:y="16.6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991cm" svg:y="16.6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245cm" svg:y="16.6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499cm" svg:y="16.6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753cm" svg:y="16.6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4.007cm" svg:y="16.6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0.254cm" svg:height="0.254cm" svg:x="14.769cm" svg:y="14.8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023cm" svg:y="14.8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277cm" svg:y="14.8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531cm" svg:y="14.8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785cm" svg:y="14.8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039cm" svg:y="14.8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293cm" svg:y="14.8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547cm" svg:y="14.8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4.769cm" svg:y="15.0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023cm" svg:y="15.0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277cm" svg:y="15.0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531cm" svg:y="15.0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785cm" svg:y="15.0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039cm" svg:y="15.0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293cm" svg:y="15.0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547cm" svg:y="15.0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4.769cm" svg:y="15.3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023cm" svg:y="15.3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277cm" svg:y="15.3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531cm" svg:y="15.3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785cm" svg:y="15.3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039cm" svg:y="15.3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293cm" svg:y="15.3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547cm" svg:y="15.3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4.769cm" svg:y="15.6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023cm" svg:y="15.6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277cm" svg:y="15.6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531cm" svg:y="15.6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785cm" svg:y="15.6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039cm" svg:y="15.6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293cm" svg:y="15.6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547cm" svg:y="15.6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4.769cm" svg:y="15.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023cm" svg:y="15.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277cm" svg:y="15.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531cm" svg:y="15.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785cm" svg:y="15.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039cm" svg:y="15.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293cm" svg:y="15.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547cm" svg:y="15.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4.769cm" svg:y="16.1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023cm" svg:y="16.1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277cm" svg:y="16.1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531cm" svg:y="16.1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785cm" svg:y="16.1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039cm" svg:y="16.1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293cm" svg:y="16.1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547cm" svg:y="16.1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4.769cm" svg:y="16.3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023cm" svg:y="16.3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277cm" svg:y="16.3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531cm" svg:y="16.3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785cm" svg:y="16.3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039cm" svg:y="16.3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293cm" svg:y="16.3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547cm" svg:y="16.3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4.769cm" svg:y="16.6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023cm" svg:y="16.6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277cm" svg:y="16.6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531cm" svg:y="16.6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785cm" svg:y="16.6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039cm" svg:y="16.6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293cm" svg:y="16.6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547cm" svg:y="16.6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0.254cm" svg:height="0.254cm" svg:x="17.309cm" svg:y="14.8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563cm" svg:y="14.8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817cm" svg:y="14.8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071cm" svg:y="14.8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325cm" svg:y="14.8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579cm" svg:y="14.8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833cm" svg:y="14.8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9.087cm" svg:y="14.8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309cm" svg:y="15.0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563cm" svg:y="15.0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817cm" svg:y="15.0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071cm" svg:y="15.0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325cm" svg:y="15.0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579cm" svg:y="15.0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833cm" svg:y="15.0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9.087cm" svg:y="15.0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309cm" svg:y="15.3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563cm" svg:y="15.3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817cm" svg:y="15.3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071cm" svg:y="15.3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325cm" svg:y="15.3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579cm" svg:y="15.3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833cm" svg:y="15.3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9.087cm" svg:y="15.3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309cm" svg:y="15.6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563cm" svg:y="15.6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817cm" svg:y="15.6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071cm" svg:y="15.6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325cm" svg:y="15.6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579cm" svg:y="15.6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833cm" svg:y="15.6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9.087cm" svg:y="15.6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309cm" svg:y="15.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563cm" svg:y="15.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817cm" svg:y="15.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071cm" svg:y="15.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325cm" svg:y="15.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579cm" svg:y="15.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833cm" svg:y="15.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9.087cm" svg:y="15.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309cm" svg:y="16.1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563cm" svg:y="16.1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817cm" svg:y="16.1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071cm" svg:y="16.1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325cm" svg:y="16.1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579cm" svg:y="16.1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833cm" svg:y="16.1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9.087cm" svg:y="16.1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309cm" svg:y="16.3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563cm" svg:y="16.3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817cm" svg:y="16.3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071cm" svg:y="16.3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325cm" svg:y="16.3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579cm" svg:y="16.3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833cm" svg:y="16.3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9.087cm" svg:y="16.3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309cm" svg:y="16.6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563cm" svg:y="16.6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817cm" svg:y="16.6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071cm" svg:y="16.6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325cm" svg:y="16.6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579cm" svg:y="16.6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833cm" svg:y="16.6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9.087cm" svg:y="16.6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0.254cm" svg:height="0.254cm" svg:x="2.069cm" svg:y="17.3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323cm" svg:y="17.3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577cm" svg:y="17.3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831cm" svg:y="17.3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085cm" svg:y="17.3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339cm" svg:y="17.3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593cm" svg:y="17.3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847cm" svg:y="17.3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069cm" svg:y="17.6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323cm" svg:y="17.6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577cm" svg:y="17.6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831cm" svg:y="17.6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085cm" svg:y="17.6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339cm" svg:y="17.6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593cm" svg:y="17.6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847cm" svg:y="17.6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069cm" svg:y="17.8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323cm" svg:y="17.8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577cm" svg:y="17.8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831cm" svg:y="17.8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085cm" svg:y="17.8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339cm" svg:y="17.8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593cm" svg:y="17.8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847cm" svg:y="17.8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069cm" svg:y="18.1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323cm" svg:y="18.1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577cm" svg:y="18.1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831cm" svg:y="18.1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085cm" svg:y="18.1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339cm" svg:y="18.1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593cm" svg:y="18.1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847cm" svg:y="18.1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069cm" svg:y="18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323cm" svg:y="18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577cm" svg:y="18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831cm" svg:y="18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085cm" svg:y="18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339cm" svg:y="18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593cm" svg:y="18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847cm" svg:y="18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069cm" svg:y="18.6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323cm" svg:y="18.6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577cm" svg:y="18.6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831cm" svg:y="18.6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085cm" svg:y="18.6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339cm" svg:y="18.6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593cm" svg:y="18.6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847cm" svg:y="18.6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069cm" svg:y="18.9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323cm" svg:y="18.9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577cm" svg:y="18.9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831cm" svg:y="18.9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085cm" svg:y="18.9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339cm" svg:y="18.9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593cm" svg:y="18.9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847cm" svg:y="18.9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069cm" svg:y="19.1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323cm" svg:y="19.1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577cm" svg:y="19.1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831cm" svg:y="19.1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085cm" svg:y="19.1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339cm" svg:y="19.1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593cm" svg:y="19.1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847cm" svg:y="19.1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0.254cm" svg:height="0.254cm" svg:x="4.609cm" svg:y="17.3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4.863cm" svg:y="17.3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117cm" svg:y="17.3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371cm" svg:y="17.3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625cm" svg:y="17.3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879cm" svg:y="17.3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6.133cm" svg:y="17.3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6.387cm" svg:y="17.3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4.609cm" svg:y="17.6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4.863cm" svg:y="17.6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117cm" svg:y="17.6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371cm" svg:y="17.6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625cm" svg:y="17.6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879cm" svg:y="17.6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6.133cm" svg:y="17.6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6.387cm" svg:y="17.6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4.609cm" svg:y="17.8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4.863cm" svg:y="17.8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117cm" svg:y="17.8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371cm" svg:y="17.8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625cm" svg:y="17.8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879cm" svg:y="17.8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6.133cm" svg:y="17.8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6.387cm" svg:y="17.8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4.609cm" svg:y="18.1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4.863cm" svg:y="18.1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117cm" svg:y="18.1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371cm" svg:y="18.1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625cm" svg:y="18.1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879cm" svg:y="18.1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6.133cm" svg:y="18.1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6.387cm" svg:y="18.1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4.609cm" svg:y="18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4.863cm" svg:y="18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117cm" svg:y="18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371cm" svg:y="18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625cm" svg:y="18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879cm" svg:y="18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6.133cm" svg:y="18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6.387cm" svg:y="18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4.609cm" svg:y="18.6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4.863cm" svg:y="18.6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117cm" svg:y="18.6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371cm" svg:y="18.6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625cm" svg:y="18.6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879cm" svg:y="18.6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6.133cm" svg:y="18.6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6.387cm" svg:y="18.6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4.609cm" svg:y="18.9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4.863cm" svg:y="18.9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117cm" svg:y="18.9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371cm" svg:y="18.9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625cm" svg:y="18.9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879cm" svg:y="18.9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6.133cm" svg:y="18.9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6.387cm" svg:y="18.9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4.609cm" svg:y="19.1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4.863cm" svg:y="19.1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117cm" svg:y="19.1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371cm" svg:y="19.1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625cm" svg:y="19.1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879cm" svg:y="19.1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6.133cm" svg:y="19.1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6.387cm" svg:y="19.1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0.254cm" svg:height="0.254cm" svg:x="7.149cm" svg:y="17.3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403cm" svg:y="17.3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657cm" svg:y="17.3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911cm" svg:y="17.3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165cm" svg:y="17.3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419cm" svg:y="17.3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673cm" svg:y="17.3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927cm" svg:y="17.3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149cm" svg:y="17.6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403cm" svg:y="17.6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657cm" svg:y="17.6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911cm" svg:y="17.6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165cm" svg:y="17.6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419cm" svg:y="17.6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673cm" svg:y="17.6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927cm" svg:y="17.6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149cm" svg:y="17.8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403cm" svg:y="17.8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657cm" svg:y="17.8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911cm" svg:y="17.8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165cm" svg:y="17.8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419cm" svg:y="17.8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673cm" svg:y="17.8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927cm" svg:y="17.8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149cm" svg:y="18.1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403cm" svg:y="18.1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657cm" svg:y="18.1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911cm" svg:y="18.1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165cm" svg:y="18.1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419cm" svg:y="18.1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673cm" svg:y="18.1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927cm" svg:y="18.1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149cm" svg:y="18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403cm" svg:y="18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657cm" svg:y="18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911cm" svg:y="18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165cm" svg:y="18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419cm" svg:y="18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673cm" svg:y="18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927cm" svg:y="18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149cm" svg:y="18.6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403cm" svg:y="18.6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657cm" svg:y="18.6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911cm" svg:y="18.6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165cm" svg:y="18.6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419cm" svg:y="18.6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673cm" svg:y="18.6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927cm" svg:y="18.6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149cm" svg:y="18.9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403cm" svg:y="18.9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657cm" svg:y="18.9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911cm" svg:y="18.9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165cm" svg:y="18.9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419cm" svg:y="18.9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673cm" svg:y="18.9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927cm" svg:y="18.9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149cm" svg:y="19.1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403cm" svg:y="19.1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657cm" svg:y="19.1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911cm" svg:y="19.1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165cm" svg:y="19.1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419cm" svg:y="19.1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673cm" svg:y="19.1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927cm" svg:y="19.1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0.254cm" svg:height="0.254cm" svg:x="9.689cm" svg:y="17.3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9.943cm" svg:y="17.3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197cm" svg:y="17.3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451cm" svg:y="17.3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705cm" svg:y="17.3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959cm" svg:y="17.3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213cm" svg:y="17.3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467cm" svg:y="17.3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9.689cm" svg:y="17.6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9.943cm" svg:y="17.6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197cm" svg:y="17.6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451cm" svg:y="17.6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705cm" svg:y="17.6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959cm" svg:y="17.6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213cm" svg:y="17.6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467cm" svg:y="17.6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9.689cm" svg:y="17.8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9.943cm" svg:y="17.8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197cm" svg:y="17.8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451cm" svg:y="17.8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705cm" svg:y="17.8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959cm" svg:y="17.8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213cm" svg:y="17.8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467cm" svg:y="17.8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9.689cm" svg:y="18.1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9.943cm" svg:y="18.1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197cm" svg:y="18.1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451cm" svg:y="18.1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705cm" svg:y="18.1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959cm" svg:y="18.1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213cm" svg:y="18.1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467cm" svg:y="18.1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9.689cm" svg:y="18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9.943cm" svg:y="18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197cm" svg:y="18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451cm" svg:y="18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705cm" svg:y="18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959cm" svg:y="18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213cm" svg:y="18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467cm" svg:y="18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9.689cm" svg:y="18.6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9.943cm" svg:y="18.6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197cm" svg:y="18.6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451cm" svg:y="18.6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705cm" svg:y="18.6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959cm" svg:y="18.6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213cm" svg:y="18.6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467cm" svg:y="18.6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9.689cm" svg:y="18.9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9.943cm" svg:y="18.9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197cm" svg:y="18.9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451cm" svg:y="18.9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705cm" svg:y="18.9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959cm" svg:y="18.9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213cm" svg:y="18.9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467cm" svg:y="18.9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9.689cm" svg:y="19.1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9.943cm" svg:y="19.1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197cm" svg:y="19.1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451cm" svg:y="19.1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705cm" svg:y="19.1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959cm" svg:y="19.1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213cm" svg:y="19.1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467cm" svg:y="19.1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0.254cm" svg:height="0.254cm" svg:x="12.229cm" svg:y="17.3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483cm" svg:y="17.3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737cm" svg:y="17.3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991cm" svg:y="17.3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245cm" svg:y="17.3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499cm" svg:y="17.3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753cm" svg:y="17.3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4.007cm" svg:y="17.3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229cm" svg:y="17.6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483cm" svg:y="17.6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737cm" svg:y="17.6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991cm" svg:y="17.6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245cm" svg:y="17.6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499cm" svg:y="17.6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753cm" svg:y="17.6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4.007cm" svg:y="17.6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229cm" svg:y="17.8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483cm" svg:y="17.8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737cm" svg:y="17.8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991cm" svg:y="17.8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245cm" svg:y="17.8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499cm" svg:y="17.8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753cm" svg:y="17.8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4.007cm" svg:y="17.8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229cm" svg:y="18.1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483cm" svg:y="18.1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737cm" svg:y="18.1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991cm" svg:y="18.1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245cm" svg:y="18.1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499cm" svg:y="18.1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753cm" svg:y="18.1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4.007cm" svg:y="18.1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229cm" svg:y="18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483cm" svg:y="18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737cm" svg:y="18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991cm" svg:y="18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245cm" svg:y="18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499cm" svg:y="18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753cm" svg:y="18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4.007cm" svg:y="18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229cm" svg:y="18.6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483cm" svg:y="18.6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737cm" svg:y="18.6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991cm" svg:y="18.6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245cm" svg:y="18.6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499cm" svg:y="18.6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753cm" svg:y="18.6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4.007cm" svg:y="18.6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229cm" svg:y="18.9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483cm" svg:y="18.9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737cm" svg:y="18.9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991cm" svg:y="18.9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245cm" svg:y="18.9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499cm" svg:y="18.9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753cm" svg:y="18.9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4.007cm" svg:y="18.9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229cm" svg:y="19.1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483cm" svg:y="19.1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737cm" svg:y="19.1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991cm" svg:y="19.1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245cm" svg:y="19.1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499cm" svg:y="19.1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753cm" svg:y="19.1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4.007cm" svg:y="19.1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0.254cm" svg:height="0.254cm" svg:x="14.769cm" svg:y="17.3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023cm" svg:y="17.3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277cm" svg:y="17.3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531cm" svg:y="17.3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785cm" svg:y="17.3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039cm" svg:y="17.3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293cm" svg:y="17.3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547cm" svg:y="17.3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4.769cm" svg:y="17.6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023cm" svg:y="17.6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277cm" svg:y="17.6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531cm" svg:y="17.6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785cm" svg:y="17.6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039cm" svg:y="17.6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293cm" svg:y="17.6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547cm" svg:y="17.6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4.769cm" svg:y="17.8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023cm" svg:y="17.8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277cm" svg:y="17.8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531cm" svg:y="17.8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785cm" svg:y="17.8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039cm" svg:y="17.8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293cm" svg:y="17.8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547cm" svg:y="17.8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4.769cm" svg:y="18.1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023cm" svg:y="18.1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277cm" svg:y="18.1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531cm" svg:y="18.1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785cm" svg:y="18.1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039cm" svg:y="18.1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293cm" svg:y="18.1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547cm" svg:y="18.1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4.769cm" svg:y="18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023cm" svg:y="18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277cm" svg:y="18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531cm" svg:y="18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785cm" svg:y="18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039cm" svg:y="18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293cm" svg:y="18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547cm" svg:y="18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4.769cm" svg:y="18.6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023cm" svg:y="18.6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277cm" svg:y="18.6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531cm" svg:y="18.6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785cm" svg:y="18.6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039cm" svg:y="18.6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293cm" svg:y="18.6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547cm" svg:y="18.6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4.769cm" svg:y="18.9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023cm" svg:y="18.9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277cm" svg:y="18.9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531cm" svg:y="18.9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785cm" svg:y="18.9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039cm" svg:y="18.9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293cm" svg:y="18.9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547cm" svg:y="18.9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4.769cm" svg:y="19.1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023cm" svg:y="19.1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277cm" svg:y="19.1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531cm" svg:y="19.1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785cm" svg:y="19.1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039cm" svg:y="19.1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293cm" svg:y="19.1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547cm" svg:y="19.1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0.254cm" svg:height="0.254cm" svg:x="17.309cm" svg:y="17.3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563cm" svg:y="17.3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817cm" svg:y="17.3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071cm" svg:y="17.3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325cm" svg:y="17.3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579cm" svg:y="17.3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833cm" svg:y="17.3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9.087cm" svg:y="17.3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309cm" svg:y="17.6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563cm" svg:y="17.6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817cm" svg:y="17.6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071cm" svg:y="17.6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325cm" svg:y="17.6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579cm" svg:y="17.6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833cm" svg:y="17.6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9.087cm" svg:y="17.6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309cm" svg:y="17.8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563cm" svg:y="17.8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817cm" svg:y="17.8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071cm" svg:y="17.8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325cm" svg:y="17.8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579cm" svg:y="17.8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833cm" svg:y="17.8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9.087cm" svg:y="17.8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309cm" svg:y="18.1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563cm" svg:y="18.1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817cm" svg:y="18.1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071cm" svg:y="18.1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325cm" svg:y="18.1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579cm" svg:y="18.1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833cm" svg:y="18.1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9.087cm" svg:y="18.1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309cm" svg:y="18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563cm" svg:y="18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817cm" svg:y="18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071cm" svg:y="18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325cm" svg:y="18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579cm" svg:y="18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833cm" svg:y="18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9.087cm" svg:y="18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309cm" svg:y="18.6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563cm" svg:y="18.6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817cm" svg:y="18.6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071cm" svg:y="18.6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325cm" svg:y="18.6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579cm" svg:y="18.6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833cm" svg:y="18.6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9.087cm" svg:y="18.6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309cm" svg:y="18.9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563cm" svg:y="18.9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817cm" svg:y="18.9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071cm" svg:y="18.9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325cm" svg:y="18.9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579cm" svg:y="18.9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833cm" svg:y="18.9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9.087cm" svg:y="18.9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309cm" svg:y="19.1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563cm" svg:y="19.1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817cm" svg:y="19.1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071cm" svg:y="19.1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325cm" svg:y="19.1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579cm" svg:y="19.1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833cm" svg:y="19.1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9.087cm" svg:y="19.1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0.254cm" svg:height="0.254cm" svg:x="2.069cm" svg:y="19.7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323cm" svg:y="19.7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577cm" svg:y="19.7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831cm" svg:y="19.7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085cm" svg:y="19.7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339cm" svg:y="19.7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593cm" svg:y="19.7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847cm" svg:y="19.7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069cm" svg:y="20.0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323cm" svg:y="20.0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577cm" svg:y="20.0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831cm" svg:y="20.0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085cm" svg:y="20.0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339cm" svg:y="20.0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593cm" svg:y="20.0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847cm" svg:y="20.0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069cm" svg:y="20.3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323cm" svg:y="20.3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577cm" svg:y="20.3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831cm" svg:y="20.3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085cm" svg:y="20.3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339cm" svg:y="20.3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593cm" svg:y="20.3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847cm" svg:y="20.3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069cm" svg:y="20.5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323cm" svg:y="20.5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577cm" svg:y="20.5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831cm" svg:y="20.5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085cm" svg:y="20.5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339cm" svg:y="20.5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593cm" svg:y="20.5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847cm" svg:y="20.5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069cm" svg:y="20.8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323cm" svg:y="20.8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577cm" svg:y="20.8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831cm" svg:y="20.8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085cm" svg:y="20.8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339cm" svg:y="20.8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593cm" svg:y="20.8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847cm" svg:y="20.8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069cm" svg:y="21.0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323cm" svg:y="21.0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577cm" svg:y="21.0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831cm" svg:y="21.0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085cm" svg:y="21.0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339cm" svg:y="21.0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593cm" svg:y="21.0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847cm" svg:y="21.0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069cm" svg:y="21.3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323cm" svg:y="21.3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577cm" svg:y="21.3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831cm" svg:y="21.3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085cm" svg:y="21.3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339cm" svg:y="21.3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593cm" svg:y="21.3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847cm" svg:y="21.3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069cm" svg:y="21.5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323cm" svg:y="21.5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577cm" svg:y="21.5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2.831cm" svg:y="21.5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085cm" svg:y="21.5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339cm" svg:y="21.5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593cm" svg:y="21.5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3.847cm" svg:y="21.5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0.254cm" svg:height="0.254cm" svg:x="4.609cm" svg:y="19.7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4.863cm" svg:y="19.7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117cm" svg:y="19.7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371cm" svg:y="19.7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625cm" svg:y="19.7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879cm" svg:y="19.7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6.133cm" svg:y="19.7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6.387cm" svg:y="19.7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4.609cm" svg:y="20.0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4.863cm" svg:y="20.0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117cm" svg:y="20.0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371cm" svg:y="20.0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625cm" svg:y="20.0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879cm" svg:y="20.0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6.133cm" svg:y="20.0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6.387cm" svg:y="20.0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4.609cm" svg:y="20.3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4.863cm" svg:y="20.3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117cm" svg:y="20.3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371cm" svg:y="20.3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625cm" svg:y="20.3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879cm" svg:y="20.3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6.133cm" svg:y="20.3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6.387cm" svg:y="20.3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4.609cm" svg:y="20.5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4.863cm" svg:y="20.5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117cm" svg:y="20.5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371cm" svg:y="20.5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625cm" svg:y="20.5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879cm" svg:y="20.5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6.133cm" svg:y="20.5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6.387cm" svg:y="20.5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4.609cm" svg:y="20.8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4.863cm" svg:y="20.8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117cm" svg:y="20.8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371cm" svg:y="20.8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625cm" svg:y="20.8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879cm" svg:y="20.8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6.133cm" svg:y="20.8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6.387cm" svg:y="20.8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4.609cm" svg:y="21.0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4.863cm" svg:y="21.0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117cm" svg:y="21.0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371cm" svg:y="21.0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625cm" svg:y="21.0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879cm" svg:y="21.0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6.133cm" svg:y="21.0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6.387cm" svg:y="21.0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4.609cm" svg:y="21.3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4.863cm" svg:y="21.3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117cm" svg:y="21.3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371cm" svg:y="21.3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625cm" svg:y="21.3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879cm" svg:y="21.3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6.133cm" svg:y="21.3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6.387cm" svg:y="21.3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4.609cm" svg:y="21.5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4.863cm" svg:y="21.5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117cm" svg:y="21.5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371cm" svg:y="21.5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625cm" svg:y="21.5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5.879cm" svg:y="21.5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6.133cm" svg:y="21.5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6.387cm" svg:y="21.5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0.254cm" svg:height="0.254cm" svg:x="7.149cm" svg:y="19.7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403cm" svg:y="19.7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657cm" svg:y="19.7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911cm" svg:y="19.7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165cm" svg:y="19.7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419cm" svg:y="19.7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673cm" svg:y="19.7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927cm" svg:y="19.7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149cm" svg:y="20.0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403cm" svg:y="20.0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657cm" svg:y="20.0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911cm" svg:y="20.0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165cm" svg:y="20.0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419cm" svg:y="20.0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673cm" svg:y="20.0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927cm" svg:y="20.0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149cm" svg:y="20.3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403cm" svg:y="20.3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657cm" svg:y="20.3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911cm" svg:y="20.3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165cm" svg:y="20.3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419cm" svg:y="20.3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673cm" svg:y="20.3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927cm" svg:y="20.3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149cm" svg:y="20.5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403cm" svg:y="20.5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657cm" svg:y="20.5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911cm" svg:y="20.5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165cm" svg:y="20.5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419cm" svg:y="20.5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673cm" svg:y="20.5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927cm" svg:y="20.5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149cm" svg:y="20.8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403cm" svg:y="20.8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657cm" svg:y="20.8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911cm" svg:y="20.8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165cm" svg:y="20.8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419cm" svg:y="20.8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673cm" svg:y="20.8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927cm" svg:y="20.8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149cm" svg:y="21.0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403cm" svg:y="21.0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657cm" svg:y="21.0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911cm" svg:y="21.0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165cm" svg:y="21.0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419cm" svg:y="21.0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673cm" svg:y="21.0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927cm" svg:y="21.0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149cm" svg:y="21.3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403cm" svg:y="21.3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657cm" svg:y="21.3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911cm" svg:y="21.3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165cm" svg:y="21.3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419cm" svg:y="21.3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673cm" svg:y="21.3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927cm" svg:y="21.3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149cm" svg:y="21.5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403cm" svg:y="21.5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657cm" svg:y="21.5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7.911cm" svg:y="21.5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165cm" svg:y="21.5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419cm" svg:y="21.5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673cm" svg:y="21.5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927cm" svg:y="21.5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0.254cm" svg:height="0.254cm" svg:x="9.689cm" svg:y="19.7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9.943cm" svg:y="19.7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197cm" svg:y="19.7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451cm" svg:y="19.7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705cm" svg:y="19.7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959cm" svg:y="19.7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213cm" svg:y="19.7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467cm" svg:y="19.7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9.689cm" svg:y="20.0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9.943cm" svg:y="20.0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197cm" svg:y="20.0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451cm" svg:y="20.0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705cm" svg:y="20.0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959cm" svg:y="20.0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213cm" svg:y="20.0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467cm" svg:y="20.0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9.689cm" svg:y="20.3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9.943cm" svg:y="20.3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197cm" svg:y="20.3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451cm" svg:y="20.3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705cm" svg:y="20.3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959cm" svg:y="20.3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213cm" svg:y="20.3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467cm" svg:y="20.3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9.689cm" svg:y="20.5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9.943cm" svg:y="20.5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197cm" svg:y="20.5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451cm" svg:y="20.5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705cm" svg:y="20.5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959cm" svg:y="20.5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213cm" svg:y="20.5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467cm" svg:y="20.5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9.689cm" svg:y="20.8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9.943cm" svg:y="20.8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197cm" svg:y="20.8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451cm" svg:y="20.8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705cm" svg:y="20.8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959cm" svg:y="20.8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213cm" svg:y="20.8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467cm" svg:y="20.8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9.689cm" svg:y="21.0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9.943cm" svg:y="21.0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197cm" svg:y="21.0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451cm" svg:y="21.0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705cm" svg:y="21.0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959cm" svg:y="21.0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213cm" svg:y="21.0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467cm" svg:y="21.0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9.689cm" svg:y="21.3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9.943cm" svg:y="21.3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197cm" svg:y="21.3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451cm" svg:y="21.3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705cm" svg:y="21.3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959cm" svg:y="21.3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213cm" svg:y="21.3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467cm" svg:y="21.3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9.689cm" svg:y="21.5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9.943cm" svg:y="21.5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197cm" svg:y="21.5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451cm" svg:y="21.5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705cm" svg:y="21.5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0.959cm" svg:y="21.5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213cm" svg:y="21.5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467cm" svg:y="21.5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0.254cm" svg:height="0.254cm" svg:x="12.229cm" svg:y="19.7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483cm" svg:y="19.7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737cm" svg:y="19.7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991cm" svg:y="19.7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245cm" svg:y="19.7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499cm" svg:y="19.7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753cm" svg:y="19.7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4.007cm" svg:y="19.7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229cm" svg:y="20.0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483cm" svg:y="20.0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737cm" svg:y="20.0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991cm" svg:y="20.0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245cm" svg:y="20.0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499cm" svg:y="20.0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753cm" svg:y="20.0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4.007cm" svg:y="20.0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229cm" svg:y="20.3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483cm" svg:y="20.3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737cm" svg:y="20.3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991cm" svg:y="20.3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245cm" svg:y="20.3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499cm" svg:y="20.3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753cm" svg:y="20.3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4.007cm" svg:y="20.3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229cm" svg:y="20.5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483cm" svg:y="20.5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737cm" svg:y="20.5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991cm" svg:y="20.5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245cm" svg:y="20.5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499cm" svg:y="20.5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753cm" svg:y="20.5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4.007cm" svg:y="20.5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229cm" svg:y="20.8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483cm" svg:y="20.8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737cm" svg:y="20.8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991cm" svg:y="20.8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245cm" svg:y="20.8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499cm" svg:y="20.8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753cm" svg:y="20.8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4.007cm" svg:y="20.8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229cm" svg:y="21.0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483cm" svg:y="21.0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737cm" svg:y="21.0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991cm" svg:y="21.0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245cm" svg:y="21.0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499cm" svg:y="21.0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753cm" svg:y="21.0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4.007cm" svg:y="21.0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229cm" svg:y="21.3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483cm" svg:y="21.3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737cm" svg:y="21.3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991cm" svg:y="21.3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245cm" svg:y="21.3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499cm" svg:y="21.3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753cm" svg:y="21.3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4.007cm" svg:y="21.3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229cm" svg:y="21.5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483cm" svg:y="21.5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737cm" svg:y="21.5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2.991cm" svg:y="21.5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245cm" svg:y="21.5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499cm" svg:y="21.5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3.753cm" svg:y="21.5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4.007cm" svg:y="21.5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0.254cm" svg:height="0.254cm" svg:x="14.769cm" svg:y="19.7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023cm" svg:y="19.7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277cm" svg:y="19.7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531cm" svg:y="19.7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785cm" svg:y="19.7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039cm" svg:y="19.7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293cm" svg:y="19.7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547cm" svg:y="19.7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4.769cm" svg:y="20.0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023cm" svg:y="20.0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277cm" svg:y="20.0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531cm" svg:y="20.0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785cm" svg:y="20.0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039cm" svg:y="20.0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293cm" svg:y="20.0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547cm" svg:y="20.0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4.769cm" svg:y="20.3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023cm" svg:y="20.3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277cm" svg:y="20.3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531cm" svg:y="20.3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785cm" svg:y="20.3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039cm" svg:y="20.3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293cm" svg:y="20.3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547cm" svg:y="20.3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4.769cm" svg:y="20.5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023cm" svg:y="20.5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277cm" svg:y="20.5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531cm" svg:y="20.5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785cm" svg:y="20.5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039cm" svg:y="20.5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293cm" svg:y="20.5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547cm" svg:y="20.5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4.769cm" svg:y="20.8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023cm" svg:y="20.8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277cm" svg:y="20.8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531cm" svg:y="20.8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785cm" svg:y="20.8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039cm" svg:y="20.8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293cm" svg:y="20.8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547cm" svg:y="20.8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4.769cm" svg:y="21.0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023cm" svg:y="21.0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277cm" svg:y="21.0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531cm" svg:y="21.0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785cm" svg:y="21.0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039cm" svg:y="21.0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293cm" svg:y="21.0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547cm" svg:y="21.0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4.769cm" svg:y="21.3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023cm" svg:y="21.3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277cm" svg:y="21.3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531cm" svg:y="21.3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785cm" svg:y="21.3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039cm" svg:y="21.3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293cm" svg:y="21.3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547cm" svg:y="21.3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4.769cm" svg:y="21.5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023cm" svg:y="21.5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277cm" svg:y="21.5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531cm" svg:y="21.5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5.785cm" svg:y="21.5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039cm" svg:y="21.5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293cm" svg:y="21.5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6.547cm" svg:y="21.5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0.254cm" svg:height="0.254cm" svg:x="17.309cm" svg:y="19.7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563cm" svg:y="19.7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817cm" svg:y="19.7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071cm" svg:y="19.7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325cm" svg:y="19.7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579cm" svg:y="19.7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833cm" svg:y="19.7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9.087cm" svg:y="19.7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309cm" svg:y="20.0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563cm" svg:y="20.0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817cm" svg:y="20.0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071cm" svg:y="20.0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325cm" svg:y="20.0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579cm" svg:y="20.0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833cm" svg:y="20.0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9.087cm" svg:y="20.0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309cm" svg:y="20.3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563cm" svg:y="20.3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817cm" svg:y="20.3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071cm" svg:y="20.3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325cm" svg:y="20.3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579cm" svg:y="20.3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833cm" svg:y="20.3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9.087cm" svg:y="20.3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309cm" svg:y="20.5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563cm" svg:y="20.5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817cm" svg:y="20.5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071cm" svg:y="20.5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325cm" svg:y="20.5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579cm" svg:y="20.5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833cm" svg:y="20.5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9.087cm" svg:y="20.5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309cm" svg:y="20.8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563cm" svg:y="20.8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817cm" svg:y="20.8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071cm" svg:y="20.8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325cm" svg:y="20.8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579cm" svg:y="20.8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833cm" svg:y="20.8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9.087cm" svg:y="20.8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309cm" svg:y="21.0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563cm" svg:y="21.0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817cm" svg:y="21.0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071cm" svg:y="21.0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325cm" svg:y="21.0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579cm" svg:y="21.0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833cm" svg:y="21.0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9.087cm" svg:y="21.0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309cm" svg:y="21.3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563cm" svg:y="21.3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817cm" svg:y="21.3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071cm" svg:y="21.3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325cm" svg:y="21.3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579cm" svg:y="21.3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833cm" svg:y="21.3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9.087cm" svg:y="21.3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309cm" svg:y="21.5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563cm" svg:y="21.5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7.817cm" svg:y="21.5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071cm" svg:y="21.5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325cm" svg:y="21.5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579cm" svg:y="21.5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8.833cm" svg:y="21.5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9.087cm" svg:y="21.5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0T16:44:07.681000000</meta:creation-date>
    <dc:date>2016-01-10T18:15:58.241000000</dc:date>
    <meta:editing-duration>PT24M33S</meta:editing-duration>
    <meta:editing-cycles>3</meta:editing-cycles>
    <meta:generator>LibreOffice/5.0.3.2$Windows_x86 LibreOffice_project/e5f16313668ac592c1bfb310f4390624e3dbfb75</meta:generator>
    <meta:print-date>2016-01-10T18:05:44.645000000</meta:print-date>
    <meta:document-statistic meta:object-count="4024"/>
  </office:meta>
</office:document-meta>
</file>